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1354in"/>
    </style:style>
    <style:style style:name="co20" style:family="table-column">
      <style:table-column-properties fo:break-before="auto" style:column-width="1.0783in"/>
    </style:style>
    <style:style style:name="co21" style:family="table-column">
      <style:table-column-properties fo:break-before="auto" style:column-width="2.7193in"/>
    </style:style>
    <style:style style:name="co22" style:family="table-column">
      <style:table-column-properties fo:break-before="auto" style:column-width="1.6374in"/>
    </style:style>
    <style:style style:name="co23" style:family="table-column">
      <style:table-column-properties fo:break-before="auto" style:column-width="1.8437in"/>
    </style:style>
    <style:style style:name="co24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ro7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8" style:family="table-row">
      <style:table-row-properties style:row-height="0.6008in" fo:break-before="auto" style:use-optimal-row-height="true"/>
    </style:style>
    <style:style style:name="ro9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7043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4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padding="0.0417in"/>
    </style:style>
    <style:style style:name="ce32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33" style:family="table-cell" style:parent-style-name="Default">
      <style:table-cell-properties fo:padding="0.0417in" style:vertical-align="middle"/>
    </style:style>
    <style:style style:name="ce34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35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ext-properties fo:font-style="normal" style:font-style-asian="normal" style:font-style-complex="normal"/>
    </style:style>
    <style:style style:name="ce38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39" style:family="table-cell" style:parent-style-name="Result2">
      <style:table-cell-properties fo:padding="0.0417in" style:vertical-align="middle"/>
    </style:style>
    <style:style style:name="ce4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49" style:family="table-cell" style:parent-style-name="Default">
      <style:text-properties style:font-name="Arial" fo:font-size="9pt" style:font-size-asian="9pt" style:font-size-complex="9pt"/>
    </style:style>
    <style:style style:name="ce50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5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53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54" style:family="table-cell" style:parent-style-name="Document_20_Title">
      <style:text-properties style:font-name="Arial" fo:font-size="9pt" style:font-size-asian="9pt" style:font-size-complex="9pt"/>
    </style:style>
    <style:style style:name="ce63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56" style:family="table-cell" style:parent-style-name="Default">
      <style:table-cell-properties fo:padding="0.028in"/>
    </style:style>
    <style:style style:name="ce57" style:family="table-cell" style:parent-style-name="Default">
      <style:table-cell-properties fo:border="0.0008in solid #000000"/>
    </style:style>
    <style:style style:name="ce58" style:family="table-cell" style:parent-style-name="Default">
      <style:table-cell-properties fo:background-color="transparent" fo:border="0.0008in solid #000000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2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64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6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5.C2"/>
    </style:style>
    <style:style style:name="ce6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5.C2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4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7">
          <table:table-cell table:style-name="ce32" office:value-type="string">
            <text:p>NUS Technology</text:p>
          </table:table-cell>
          <table:table-cell table:style-name="ce3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3" table:number-columns-repeated="1019"/>
          <table:table-cell table:number-columns-repeated="2"/>
        </table:table-row>
        <table:table-row table:style-name="ro2">
          <table:table-cell/>
          <table:table-cell table:style-name="ce33"/>
          <table:table-cell table:style-name="ce47"/>
          <table:table-cell table:style-name="ce33" table:number-columns-repeated="1019"/>
          <table:table-cell table:number-columns-repeated="2"/>
        </table:table-row>
        <table:table-row table:style-name="ro2">
          <table:table-cell/>
          <table:table-cell table:style-name="ce33" table:number-columns-repeated="1021"/>
          <table:table-cell table:number-columns-repeated="2"/>
        </table:table-row>
        <table:table-row table:style-name="ro2" table:number-rows-repeated="2">
          <table:table-cell table:style-name="ce33" table:number-columns-repeated="1022"/>
          <table:table-cell table:number-columns-repeated="2"/>
        </table:table-row>
        <table:table-row table:style-name="ro2">
          <table:table-cell table:style-name="ce33"/>
          <table:table-cell table:style-name="ce39"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2">
          <table:table-cell table:style-name="ce33" table:number-columns-repeated="2"/>
          <table:table-cell/>
          <table:table-cell table:style-name="ce33" table:number-columns-repeated="1019"/>
          <table:table-cell table:number-columns-repeated="2"/>
        </table:table-row>
        <table:table-row table:style-name="ro8">
          <table:table-cell table:style-name="ce34" office:value-type="string">
            <text:p>Timekeeping Information 2015</text:p>
          </table:table-cell>
          <table:table-cell table:style-name="ce33" table:number-columns-repeated="1021"/>
          <table:table-cell table:number-columns-repeated="2"/>
        </table:table-row>
        <table:table-row table:style-name="ro2">
          <table:table-cell table:style-name="ce35" office:value-type="string">
            <text:p>Created by:</text:p>
          </table:table-cell>
          <table:table-cell table:style-name="ce40" office:value-type="string">
            <text:p>Thuy Le-Thi-Thanh</text:p>
          </table:table-cell>
          <table:table-cell table:style-name="ce37"/>
          <table:table-cell table:style-name="ce52" table:number-columns-repeated="1019"/>
          <table:table-cell table:style-name="ce49" table:number-columns-repeated="2"/>
        </table:table-row>
        <table:table-row table:style-name="ro2">
          <table:table-cell table:style-name="ce36" office:value-type="string">
            <text:p>Effective date:</text:p>
          </table:table-cell>
          <table:table-cell table:style-name="ce41" office:value-type="string">
            <text:p>N/A</text:p>
          </table:table-cell>
          <table:table-cell table:style-name="ce37"/>
          <table:table-cell table:style-name="ce52" table:number-columns-repeated="2"/>
          <table:table-cell table:style-name="ce49"/>
          <table:table-cell table:style-name="ce52" table:number-columns-repeated="1016"/>
          <table:table-cell table:style-name="ce49" table:number-columns-repeated="2"/>
        </table:table-row>
        <table:table-row table:style-name="ro2">
          <table:table-cell table:style-name="ce35" office:value-type="string">
            <text:p>Version:</text:p>
          </table:table-cell>
          <table:table-cell table:style-name="ce45" office:value-type="float" office:value="0.1">
            <text:p>0.1</text:p>
          </table:table-cell>
          <table:table-cell table:style-name="ce37"/>
          <table:table-cell table:style-name="ce52" table:number-columns-repeated="2"/>
          <table:table-cell table:style-name="ce54"/>
          <table:table-cell table:style-name="ce52" table:number-columns-repeated="1016"/>
          <table:table-cell table:style-name="ce49" table:number-columns-repeated="2"/>
        </table:table-row>
        <table:table-row table:style-name="ro2">
          <table:table-cell table:style-name="ce37" table:number-columns-repeated="3"/>
          <table:table-cell table:style-name="ce33" table:number-columns-repeated="1019"/>
          <table:table-cell table:number-columns-repeated="2"/>
        </table:table-row>
        <table:table-row table:style-name="ro2">
          <table:table-cell table:style-name="ce33"/>
          <table:table-cell table:style-name="ce12"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2">
          <table:table-cell table:style-name="ce33"/>
          <table:table-cell table:style-name="ce12"/>
          <table:table-cell/>
          <table:table-cell table:style-name="ce33" table:number-columns-repeated="1019"/>
          <table:table-cell table:number-columns-repeated="2"/>
        </table:table-row>
        <table:table-row table:style-name="ro2">
          <table:table-cell table:style-name="ce33"/>
          <table:table-cell table:style-name="ce12" table:number-columns-repeated="2"/>
          <table:table-cell table:style-name="ce33" table:number-columns-repeated="2"/>
          <table:table-cell/>
          <table:table-cell table:style-name="ce33" table:number-columns-repeated="1016"/>
          <table:table-cell table:number-columns-repeated="2"/>
        </table:table-row>
        <table:table-row table:style-name="ro2" table:number-rows-repeated="2">
          <table:table-cell table:style-name="ce33"/>
          <table:table-cell table:style-name="ce12" table:number-columns-repeated="2"/>
          <table:table-cell table:style-name="ce33" table:number-columns-repeated="1019"/>
          <table:table-cell table:number-columns-repeated="2"/>
        </table:table-row>
        <table:table-row table:style-name="ro9">
          <table:table-cell table:style-name="ce33"/>
          <table:table-cell table:style-name="ce12" table:number-columns-repeated="2"/>
          <table:table-cell table:style-name="ce33"/>
          <table:table-cell/>
          <table:table-cell table:style-name="ce63" office:value-type="string">
            <text:p>Office Admin</text:p>
          </table:table-cell>
          <table:table-cell table:style-name="ce33" table:number-columns-repeated="1016"/>
          <table:table-cell table:number-columns-repeated="2"/>
        </table:table-row>
        <table:table-row table:style-name="ro2">
          <table:table-cell table:style-name="ce33"/>
          <table:table-cell table:style-name="ce12" table:number-columns-repeated="2"/>
          <table:table-cell table:style-name="ce3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48"/>
          <table:table-cell table:style-name="ce3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49"/>
          <table:table-cell table:style-name="ce53" table:number-columns-repeated="3"/>
          <table:table-cell table:style-name="ce33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53" table:number-columns-repeated="3"/>
          <table:table-cell table:style-name="ce33" table:number-columns-repeated="1016"/>
          <table:table-cell table:number-columns-repeated="2"/>
        </table:table-row>
        <table:table-row table:style-name="ro2">
          <table:table-cell table:style-name="ce38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50"/>
          <table:table-cell table:style-name="ce53" table:number-columns-repeated="3"/>
          <table:table-cell table:style-name="ce33" table:number-columns-repeated="1016"/>
          <table:table-cell table:number-columns-repeated="2"/>
        </table:table-row>
        <table:table-row table:style-name="ro2">
          <table:table-cell table:style-name="ce33"/>
          <table:table-cell table:number-columns-repeated="2"/>
          <table:table-cell table:style-name="ce33" table:number-columns-repeated="1019"/>
          <table:table-cell table:number-columns-repeated="2"/>
        </table:table-row>
        <table:table-row table:style-name="ro2">
          <table:table-cell table:style-name="ce33"/>
          <table:table-cell table:style-name="ce46"/>
          <table:table-cell table:style-name="ce51"/>
          <table:table-cell table:style-name="ce33" table:number-columns-repeated="1019"/>
          <table:table-cell table:number-columns-repeated="2"/>
        </table:table-row>
        <table:table-row table:style-name="ro2" table:number-rows-repeated="5">
          <table:table-cell table:style-name="ce33"/>
          <table:table-cell table:style-name="ce12"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6">
          <table:table-cell table:style-name="ce33"/>
          <table:table-cell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65496">
          <table:table-cell table:style-name="ce33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18" table:default-cell-style-name="Default"/>
        <table:table-row table:style-name="ro10">
          <table:table-cell table:style-name="ce43" office:value-type="string">
            <text:p>Tổng hợp ngày nghỉ 2015</text:p>
          </table:table-cell>
          <table:table-cell table:style-name="ce56" table:number-columns-repeated="8"/>
          <table:table-cell table:number-columns-repeated="1015"/>
        </table:table-row>
        <table:table-row table:style-name="ro10" table:number-rows-repeated="4">
          <table:table-cell table:style-name="ce43"/>
          <table:table-cell table:style-name="ce56" table:number-columns-repeated="8"/>
          <table:table-cell table:number-columns-repeated="1015"/>
        </table:table-row>
        <table:table-row table:style-name="ro11">
          <table:table-cell table:style-name="ce44" office:value-type="string">
            <text:p>No.</text:p>
          </table:table-cell>
          <table:table-cell table:style-name="ce44" office:value-type="string">
            <text:p>Name</text:p>
          </table:table-cell>
          <table:table-cell table:style-name="ce59" office:value-type="string">
            <office:annotation draw:style-name="gr1" draw:text-style-name="P1" svg:width="3.4126in" svg:height="1.3232in" svg:x="2.9559in" svg:y="0.1681in" draw:caption-point-x="-0.7689in" draw:caption-point-y="1.195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59" office:value-type="string">
            <office:annotation draw:style-name="gr2" draw:text-style-name="P1" svg:width="1.1413in" svg:height="0.5457in" svg:x="3.3161in" svg:y="0.7976in" draw:caption-point-x="-0.2402in" draw:caption-point-y="0.566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59" office:value-type="string">
            <text:p>Working To</text:p>
          </table:table-cell>
          <table:table-cell table:style-name="ce59" office:value-type="string">
            <office:annotation draw:style-name="gr3" draw:text-style-name="P1" svg:width="1.1413in" svg:height="0.7012in" svg:x="5.2969in" svg:y="0.7976in" draw:caption-point-x="-0.2622in" draw:caption-point-y="0.566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59" office:value-type="string">
            <office:annotation draw:style-name="gr2" draw:text-style-name="P1" svg:width="1.1413in" svg:height="0.5457in" svg:x="6.1638in" svg:y="0.7976in" draw:caption-point-x="-0.2402in" draw:caption-point-y="0.566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0528in" svg:y="0.7976in" draw:caption-point-x="-0.2402in" draw:caption-point-y="0.566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59" office:value-type="string">
            <office:annotation office:display="true" draw:style-name="gr5" draw:text-style-name="P1" svg:width="1.9224in" svg:height="1.4787in" svg:x="8.502in" svg:y="0.9957in" draw:caption-point-x="-0.8004in" draw:caption-point-y="0.367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55" office:value-type="float" office:value="1">
            <text:p>1</text:p>
          </table:table-cell>
          <table:table-cell table:style-name="ce57" office:value-type="string">
            <text:p>AnBD</text:p>
          </table:table-cell>
          <table:table-cell table:style-name="ce60" office:value-type="float" office:value="2.5">
            <text:p>2.5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7]);DATE(YEAR([.D7]);12;31);NOW())" office:value-type="date" office:date-value="2015-08-12T09:41:12.61">
            <text:p>08/12/15</text:p>
          </table:table-cell>
          <table:table-cell table:style-name="ce65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66" table:formula="of:=SUMPRODUCT([Thong_Tin_Ngay_Nghi_201501.$B$3:.$B$35]=[.B7];[Thong_Tin_Ngay_Nghi_201501.$C$3:.$C$35]) + SUMPRODUCT([Thong_Tin_Ngay_Nghi_201502.$B$3:.$B$40]=[.B7];[Thong_Tin_Ngay_Nghi_201502.$C$3:.$C$40])" office:value-type="float" office:value="3">
            <text:p>3</text:p>
          </table:table-cell>
          <table:table-cell table:style-name="ce67" table:formula="of:=SUMPRODUCT([Thong_Tin_Ngay_Nghi_201501.$B$3:.$B$36]=[.B7];[Thong_Tin_Ngay_Nghi_201501.$C$3:.$C$36]) + SUMPRODUCT([Thong_Tin_Ngay_Nghi_201502.$B$3:.$B$40]=[.B7];[Thong_Tin_Ngay_Nghi_201502.$C$3:.$C$40])" office:value-type="float" office:value="3">
            <text:p>3</text:p>
          </table:table-cell>
          <table:table-cell table:style-name="ce60" table:formula="of:=IF(DATE(YEAR([.E7]);MONTH([.E7]);DAY([.E7]))&lt;=DATE(YEAR([.E7]);3;31); [.F7]+[.C7]-[.G7]; IF([.G7]-[.C7]&lt;0;[.F7]-[.H7];[.F7]+[.C7]-[.H7]))" office:value-type="float" office:value="6.5">
            <text:p>6.5</text:p>
          </table:table-cell>
          <table:table-cell table:number-columns-repeated="1015"/>
        </table:table-row>
        <table:table-row table:style-name="ro6">
          <table:table-cell table:style-name="ce55" office:value-type="float" office:value="2">
            <text:p>2</text:p>
          </table:table-cell>
          <table:table-cell table:style-name="ce57" office:value-type="string">
            <text:p>BinhNT</text:p>
          </table:table-cell>
          <table:table-cell table:style-name="ce60" office:value-type="float" office:value="8">
            <text:p>8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8]);DATE(YEAR([.D8]);12;31);NOW())" office:value-type="date" office:date-value="2015-08-12T09:41:12.61">
            <text:p>08/12/15</text:p>
          </table:table-cell>
          <table:table-cell table:style-name="ce65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66" table:formula="of:=SUMPRODUCT([Thong_Tin_Ngay_Nghi_201501.$B$3:.$B$35]=[.B8];[Thong_Tin_Ngay_Nghi_201501.$C$3:.$C$35]) + SUMPRODUCT([Thong_Tin_Ngay_Nghi_201502.$B$3:.$B$40]=[.B8];[Thong_Tin_Ngay_Nghi_201502.$C$3:.$C$40])" office:value-type="float" office:value="2.5">
            <text:p>2.5</text:p>
          </table:table-cell>
          <table:table-cell table:style-name="ce67" table:formula="of:=SUMPRODUCT([Thong_Tin_Ngay_Nghi_201501.$B$3:.$B$36]=[.B8];[Thong_Tin_Ngay_Nghi_201501.$C$3:.$C$36]) + SUMPRODUCT([Thong_Tin_Ngay_Nghi_201502.$B$3:.$B$40]=[.B8];[Thong_Tin_Ngay_Nghi_201502.$C$3:.$C$40])" office:value-type="float" office:value="2.5">
            <text:p>2.5</text:p>
          </table:table-cell>
          <table:table-cell table:style-name="ce60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55" office:value-type="float" office:value="3">
            <text:p>3</text:p>
          </table:table-cell>
          <table:table-cell table:style-name="ce57" office:value-type="string">
            <text:p>ChanhLH</text:p>
          </table:table-cell>
          <table:table-cell table:style-name="ce60" office:value-type="float" office:value="6">
            <text:p>6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9]);DATE(YEAR([.D9]);12;31);NOW())" office:value-type="date" office:date-value="2015-08-12T09:41:12.61">
            <text:p>08/12/15</text:p>
          </table:table-cell>
          <table:table-cell table:style-name="ce65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66" table:formula="of:=SUMPRODUCT([Thong_Tin_Ngay_Nghi_201501.$B$3:.$B$35]=[.B9];[Thong_Tin_Ngay_Nghi_201501.$C$3:.$C$35]) + SUMPRODUCT([Thong_Tin_Ngay_Nghi_201502.$B$3:.$B$40]=[.B9];[Thong_Tin_Ngay_Nghi_201502.$C$3:.$C$40])" office:value-type="float" office:value="0">
            <text:p>0</text:p>
          </table:table-cell>
          <table:table-cell table:style-name="ce67" table:formula="of:=SUMPRODUCT([Thong_Tin_Ngay_Nghi_201501.$B$3:.$B$36]=[.B9];[Thong_Tin_Ngay_Nghi_201501.$C$3:.$C$36]) + SUMPRODUCT([Thong_Tin_Ngay_Nghi_201502.$B$3:.$B$40]=[.B9];[Thong_Tin_Ngay_Nghi_201502.$C$3:.$C$40])" office:value-type="float" office:value="0">
            <text:p>0</text:p>
          </table:table-cell>
          <table:table-cell table:style-name="ce60" table:formula="of:=IF(DATE(YEAR([.E9]);MONTH([.E9]);DAY([.E9]))&lt;=DATE(YEAR([.E9]);3;31); [.F9]+[.C9]-[.G9]; IF([.G9]-[.C9]&lt;0;[.F9]-[.H9];[.F9]+[.C9]-[.H9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4">
            <text:p>4</text:p>
          </table:table-cell>
          <table:table-cell table:style-name="ce57" office:value-type="string">
            <text:p>ChienTX</text:p>
          </table:table-cell>
          <table:table-cell table:style-name="ce60" office:value-type="float" office:value="2">
            <text:p>2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0]);DATE(YEAR([.D10]);12;31);NOW())" office:value-type="date" office:date-value="2015-08-12T09:41:12.61">
            <text:p>08/12/15</text:p>
          </table:table-cell>
          <table:table-cell table:style-name="ce65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66" table:formula="of:=SUMPRODUCT([Thong_Tin_Ngay_Nghi_201501.$B$3:.$B$35]=[.B10];[Thong_Tin_Ngay_Nghi_201501.$C$3:.$C$35]) + SUMPRODUCT([Thong_Tin_Ngay_Nghi_201502.$B$3:.$B$40]=[.B10];[Thong_Tin_Ngay_Nghi_201502.$C$3:.$C$40])" office:value-type="float" office:value="0">
            <text:p>0</text:p>
          </table:table-cell>
          <table:table-cell table:style-name="ce67" table:formula="of:=SUMPRODUCT([Thong_Tin_Ngay_Nghi_201501.$B$3:.$B$36]=[.B10];[Thong_Tin_Ngay_Nghi_201501.$C$3:.$C$36]) + SUMPRODUCT([Thong_Tin_Ngay_Nghi_201502.$B$3:.$B$40]=[.B10];[Thong_Tin_Ngay_Nghi_201502.$C$3:.$C$40])" office:value-type="float" office:value="0">
            <text:p>0</text:p>
          </table:table-cell>
          <table:table-cell table:style-name="ce60" table:formula="of:=IF(DATE(YEAR([.E10]);MONTH([.E10]);DAY([.E10]))&lt;=DATE(YEAR([.E10]);3;31); [.F10]+[.C10]-[.G10]; IF([.G10]-[.C10]&lt;0;[.F10]-[.H10];[.F10]+[.C10]-[.H10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5">
            <text:p>5</text:p>
          </table:table-cell>
          <table:table-cell table:style-name="ce57" office:value-type="string">
            <text:p>CuongLT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1]);DATE(YEAR([.D11]);12;31);NOW())" office:value-type="date" office:date-value="2015-08-12T09:41:12.61">
            <text:p>08/12/15</text:p>
          </table:table-cell>
          <table:table-cell table:style-name="ce65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66" table:formula="of:=SUMPRODUCT([Thong_Tin_Ngay_Nghi_201501.$B$3:.$B$35]=[.B11];[Thong_Tin_Ngay_Nghi_201501.$C$3:.$C$35]) + SUMPRODUCT([Thong_Tin_Ngay_Nghi_201502.$B$3:.$B$40]=[.B11];[Thong_Tin_Ngay_Nghi_201502.$C$3:.$C$40])" office:value-type="float" office:value="2">
            <text:p>2</text:p>
          </table:table-cell>
          <table:table-cell table:style-name="ce67" table:formula="of:=SUMPRODUCT([Thong_Tin_Ngay_Nghi_201501.$B$3:.$B$36]=[.B11];[Thong_Tin_Ngay_Nghi_201501.$C$3:.$C$36]) + SUMPRODUCT([Thong_Tin_Ngay_Nghi_201502.$B$3:.$B$40]=[.B11];[Thong_Tin_Ngay_Nghi_201502.$C$3:.$C$40])" office:value-type="float" office:value="2">
            <text:p>2</text:p>
          </table:table-cell>
          <table:table-cell table:style-name="ce60" table:formula="of:=IF(DATE(YEAR([.E11]);MONTH([.E11]);DAY([.E11]))&lt;=DATE(YEAR([.E11]);3;31); [.F11]+[.C11]-[.G11]; IF([.G11]-[.C11]&lt;0;[.F11]-[.H11];[.F11]+[.C11]-[.H11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5" office:value-type="float" office:value="6">
            <text:p>6</text:p>
          </table:table-cell>
          <table:table-cell table:style-name="ce57" office:value-type="string">
            <text:p>DungNT</text:p>
          </table:table-cell>
          <table:table-cell table:style-name="ce60" office:value-type="float" office:value="0.5">
            <text:p>0.5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2]);DATE(YEAR([.D12]);12;31);NOW())" office:value-type="date" office:date-value="2015-08-12T09:41:12.62">
            <text:p>08/12/15</text:p>
          </table:table-cell>
          <table:table-cell table:style-name="ce65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66" table:formula="of:=SUMPRODUCT([Thong_Tin_Ngay_Nghi_201501.$B$3:.$B$35]=[.B12];[Thong_Tin_Ngay_Nghi_201501.$C$3:.$C$35]) + SUMPRODUCT([Thong_Tin_Ngay_Nghi_201502.$B$3:.$B$40]=[.B12];[Thong_Tin_Ngay_Nghi_201502.$C$3:.$C$40])" office:value-type="float" office:value="1.5">
            <text:p>1.5</text:p>
          </table:table-cell>
          <table:table-cell table:style-name="ce67" table:formula="of:=SUMPRODUCT([Thong_Tin_Ngay_Nghi_201501.$B$3:.$B$36]=[.B12];[Thong_Tin_Ngay_Nghi_201501.$C$3:.$C$36]) + SUMPRODUCT([Thong_Tin_Ngay_Nghi_201502.$B$3:.$B$40]=[.B12];[Thong_Tin_Ngay_Nghi_201502.$C$3:.$C$40])" office:value-type="float" office:value="1.5">
            <text:p>1.5</text:p>
          </table:table-cell>
          <table:table-cell table:style-name="ce60" table:formula="of:=IF(DATE(YEAR([.E12]);MONTH([.E12]);DAY([.E12]))&lt;=DATE(YEAR([.E12]);3;31); [.F12]+[.C12]-[.G12]; IF([.G12]-[.C12]&lt;0;[.F12]-[.H12];[.F12]+[.C12]-[.H12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5" office:value-type="float" office:value="7">
            <text:p>7</text:p>
          </table:table-cell>
          <table:table-cell table:style-name="ce57" office:value-type="string">
            <text:p>DuongDN</text:p>
          </table:table-cell>
          <table:table-cell table:style-name="ce60" office:value-type="float" office:value="2">
            <text:p>2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3]);DATE(YEAR([.D13]);12;31);NOW())" office:value-type="date" office:date-value="2015-08-12T09:41:12.62">
            <text:p>08/12/15</text:p>
          </table:table-cell>
          <table:table-cell table:style-name="ce65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66" table:formula="of:=SUMPRODUCT([Thong_Tin_Ngay_Nghi_201501.$B$3:.$B$35]=[.B13];[Thong_Tin_Ngay_Nghi_201501.$C$3:.$C$35]) + SUMPRODUCT([Thong_Tin_Ngay_Nghi_201502.$B$3:.$B$40]=[.B13];[Thong_Tin_Ngay_Nghi_201502.$C$3:.$C$40])" office:value-type="float" office:value="0">
            <text:p>0</text:p>
          </table:table-cell>
          <table:table-cell table:style-name="ce67" table:formula="of:=SUMPRODUCT([Thong_Tin_Ngay_Nghi_201501.$B$3:.$B$36]=[.B13];[Thong_Tin_Ngay_Nghi_201501.$C$3:.$C$36]) + SUMPRODUCT([Thong_Tin_Ngay_Nghi_201502.$B$3:.$B$40]=[.B13];[Thong_Tin_Ngay_Nghi_201502.$C$3:.$C$40])" office:value-type="float" office:value="0">
            <text:p>0</text:p>
          </table:table-cell>
          <table:table-cell table:style-name="ce60" table:formula="of:=IF(DATE(YEAR([.E13]);MONTH([.E13]);DAY([.E13]))&lt;=DATE(YEAR([.E13]);3;31); [.F13]+[.C13]-[.G13]; IF([.G13]-[.C13]&lt;0;[.F13]-[.H13];[.F13]+[.C13]-[.H13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8">
            <text:p>8</text:p>
          </table:table-cell>
          <table:table-cell table:style-name="ce57" office:value-type="string">
            <text:p>HaTH</text:p>
          </table:table-cell>
          <table:table-cell table:style-name="ce60" office:value-type="float" office:value="1">
            <text:p>1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4]);DATE(YEAR([.D14]);12;31);NOW())" office:value-type="date" office:date-value="2015-08-12T09:41:12.62">
            <text:p>08/12/15</text:p>
          </table:table-cell>
          <table:table-cell table:style-name="ce65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66" table:formula="of:=SUMPRODUCT([Thong_Tin_Ngay_Nghi_201501.$B$3:.$B$35]=[.B14];[Thong_Tin_Ngay_Nghi_201501.$C$3:.$C$35]) + SUMPRODUCT([Thong_Tin_Ngay_Nghi_201502.$B$3:.$B$40]=[.B14];[Thong_Tin_Ngay_Nghi_201502.$C$3:.$C$40])" office:value-type="float" office:value="0">
            <text:p>0</text:p>
          </table:table-cell>
          <table:table-cell table:style-name="ce67" table:formula="of:=SUMPRODUCT([Thong_Tin_Ngay_Nghi_201501.$B$3:.$B$36]=[.B14];[Thong_Tin_Ngay_Nghi_201501.$C$3:.$C$36]) + SUMPRODUCT([Thong_Tin_Ngay_Nghi_201502.$B$3:.$B$40]=[.B14];[Thong_Tin_Ngay_Nghi_201502.$C$3:.$C$40])" office:value-type="float" office:value="0">
            <text:p>0</text:p>
          </table:table-cell>
          <table:table-cell table:style-name="ce60" table:formula="of:=IF(DATE(YEAR([.E14]);MONTH([.E14]);DAY([.E14]))&lt;=DATE(YEAR([.E14]);3;31); [.F14]+[.C14]-[.G14]; IF([.G14]-[.C14]&lt;0;[.F14]-[.H14];[.F14]+[.C14]-[.H14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9">
            <text:p>9</text:p>
          </table:table-cell>
          <table:table-cell table:style-name="ce58" office:value-type="string">
            <text:p>HangHT</text:p>
          </table:table-cell>
          <table:table-cell table:style-name="ce61" office:value-type="float" office:value="3">
            <text:p>3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5]);DATE(YEAR([.D15]);12;31);NOW())" office:value-type="date" office:date-value="2015-08-12T09:41:12.62">
            <text:p>08/12/15</text:p>
          </table:table-cell>
          <table:table-cell table:style-name="ce65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66" table:formula="of:=SUMPRODUCT([Thong_Tin_Ngay_Nghi_201501.$B$3:.$B$35]=[.B15];[Thong_Tin_Ngay_Nghi_201501.$C$3:.$C$35]) + SUMPRODUCT([Thong_Tin_Ngay_Nghi_201502.$B$3:.$B$40]=[.B15];[Thong_Tin_Ngay_Nghi_201502.$C$3:.$C$40])" office:value-type="float" office:value="0">
            <office:annotation draw:style-name="gr1" draw:text-style-name="P1" svg:width="1.1413in" svg:height="1.3232in" svg:x="6.1638in" svg:y="3.4295in" draw:caption-point-x="-0.2402in" draw:caption-point-y="0.6169in">
              <dc:creator>Thuy</dc:creator>
              <dc:date>2014-04-08T00:00:00</dc:date>
              <text:p text:style-name="P1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67" table:formula="of:=SUMPRODUCT([Thong_Tin_Ngay_Nghi_201501.$B$3:.$B$36]=[.B15];[Thong_Tin_Ngay_Nghi_201501.$C$3:.$C$36]) + SUMPRODUCT([Thong_Tin_Ngay_Nghi_201502.$B$3:.$B$40]=[.B15];[Thong_Tin_Ngay_Nghi_201502.$C$3:.$C$40])" office:value-type="float" office:value="0">
            <text:p>0</text:p>
          </table:table-cell>
          <table:table-cell table:style-name="ce60" table:formula="of:=IF(DATE(YEAR([.E15]);MONTH([.E15]);DAY([.E15]))&lt;=DATE(YEAR([.E15]);3;31); [.F15]+[.C15]-[.G15]; IF([.G15]-[.C15]&lt;0;[.F15]-[.H15];[.F15]+[.C15]-[.H15]))" office:value-type="float" office:value="7">
            <text:p>7</text:p>
          </table:table-cell>
          <table:table-cell table:style-name="ce68" table:number-columns-repeated="1015"/>
        </table:table-row>
        <table:table-row table:style-name="ro6">
          <table:table-cell table:style-name="ce55" office:value-type="float" office:value="10">
            <text:p>10</text:p>
          </table:table-cell>
          <table:table-cell table:style-name="ce57" office:value-type="string">
            <text:p>HienNV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6]);DATE(YEAR([.D16]);12;31);NOW())" office:value-type="date" office:date-value="2015-08-12T09:41:12.62">
            <text:p>08/12/15</text:p>
          </table:table-cell>
          <table:table-cell table:style-name="ce65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66" table:formula="of:=SUMPRODUCT([Thong_Tin_Ngay_Nghi_201501.$B$3:.$B$35]=[.B16];[Thong_Tin_Ngay_Nghi_201501.$C$3:.$C$35]) + SUMPRODUCT([Thong_Tin_Ngay_Nghi_201502.$B$3:.$B$40]=[.B16];[Thong_Tin_Ngay_Nghi_201502.$C$3:.$C$40])" office:value-type="float" office:value="2.5">
            <text:p>2.5</text:p>
          </table:table-cell>
          <table:table-cell table:style-name="ce67" table:formula="of:=SUMPRODUCT([Thong_Tin_Ngay_Nghi_201501.$B$3:.$B$36]=[.B16];[Thong_Tin_Ngay_Nghi_201501.$C$3:.$C$36]) + SUMPRODUCT([Thong_Tin_Ngay_Nghi_201502.$B$3:.$B$40]=[.B16];[Thong_Tin_Ngay_Nghi_201502.$C$3:.$C$40])" office:value-type="float" office:value="2.5">
            <text:p>2.5</text:p>
          </table:table-cell>
          <table:table-cell table:style-name="ce60" table:formula="of:=IF(DATE(YEAR([.E16]);MONTH([.E16]);DAY([.E16]))&lt;=DATE(YEAR([.E16]);3;31); [.F16]+[.C16]-[.G16]; IF([.G16]-[.C16]&lt;0;[.F16]-[.H16];[.F16]+[.C16]-[.H16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55" office:value-type="float" office:value="11">
            <text:p>11</text:p>
          </table:table-cell>
          <table:table-cell table:style-name="ce57" office:value-type="string">
            <text:p>HiepNH</text:p>
          </table:table-cell>
          <table:table-cell table:style-name="ce60" office:value-type="float" office:value="8">
            <text:p>8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7]);DATE(YEAR([.D17]);12;31);NOW())" office:value-type="date" office:date-value="2015-08-12T09:41:12.62">
            <text:p>08/12/15</text:p>
          </table:table-cell>
          <table:table-cell table:style-name="ce65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66" table:formula="of:=SUMPRODUCT([Thong_Tin_Ngay_Nghi_201501.$B$3:.$B$35]=[.B17];[Thong_Tin_Ngay_Nghi_201501.$C$3:.$C$35]) + SUMPRODUCT([Thong_Tin_Ngay_Nghi_201502.$B$3:.$B$40]=[.B17];[Thong_Tin_Ngay_Nghi_201502.$C$3:.$C$40])" office:value-type="float" office:value="0">
            <text:p>0</text:p>
          </table:table-cell>
          <table:table-cell table:style-name="ce67" table:formula="of:=SUMPRODUCT([Thong_Tin_Ngay_Nghi_201501.$B$3:.$B$36]=[.B17];[Thong_Tin_Ngay_Nghi_201501.$C$3:.$C$36]) + SUMPRODUCT([Thong_Tin_Ngay_Nghi_201502.$B$3:.$B$40]=[.B17];[Thong_Tin_Ngay_Nghi_201502.$C$3:.$C$40])" office:value-type="float" office:value="0">
            <text:p>0</text:p>
          </table:table-cell>
          <table:table-cell table:style-name="ce60" table:formula="of:=IF(DATE(YEAR([.E17]);MONTH([.E17]);DAY([.E17]))&lt;=DATE(YEAR([.E17]);3;31); [.F17]+[.C17]-[.G17]; IF([.G17]-[.C17]&lt;0;[.F17]-[.H17];[.F17]+[.C17]-[.H17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12">
            <text:p>12</text:p>
          </table:table-cell>
          <table:table-cell table:style-name="ce57" office:value-type="string">
            <text:p>HuyNN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8]);DATE(YEAR([.D18]);12;31);NOW())" office:value-type="date" office:date-value="2015-08-12T09:41:12.62">
            <text:p>08/12/15</text:p>
          </table:table-cell>
          <table:table-cell table:style-name="ce65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66" table:formula="of:=SUMPRODUCT([Thong_Tin_Ngay_Nghi_201501.$B$3:.$B$35]=[.B18];[Thong_Tin_Ngay_Nghi_201501.$C$3:.$C$35]) + SUMPRODUCT([Thong_Tin_Ngay_Nghi_201502.$B$3:.$B$40]=[.B18];[Thong_Tin_Ngay_Nghi_201502.$C$3:.$C$40])" office:value-type="float" office:value="1">
            <text:p>1</text:p>
          </table:table-cell>
          <table:table-cell table:style-name="ce67" table:formula="of:=SUMPRODUCT([Thong_Tin_Ngay_Nghi_201501.$B$3:.$B$36]=[.B18];[Thong_Tin_Ngay_Nghi_201501.$C$3:.$C$36]) + SUMPRODUCT([Thong_Tin_Ngay_Nghi_201502.$B$3:.$B$40]=[.B18];[Thong_Tin_Ngay_Nghi_201502.$C$3:.$C$40])" office:value-type="float" office:value="1">
            <text:p>1</text:p>
          </table:table-cell>
          <table:table-cell table:style-name="ce60" table:formula="of:=IF(DATE(YEAR([.E18]);MONTH([.E18]);DAY([.E18]))&lt;=DATE(YEAR([.E18]);3;31); [.F18]+[.C18]-[.G18]; IF([.G18]-[.C18]&lt;0;[.F18]-[.H18];[.F18]+[.C18]-[.H18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5" office:value-type="float" office:value="13">
            <text:p>13</text:p>
          </table:table-cell>
          <table:table-cell table:style-name="ce57" office:value-type="string">
            <text:p>HuongDT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19]);DATE(YEAR([.D19]);12;31);NOW())" office:value-type="date" office:date-value="2015-08-12T09:41:12.63">
            <text:p>08/12/15</text:p>
          </table:table-cell>
          <table:table-cell table:style-name="ce65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66" table:formula="of:=SUMPRODUCT([Thong_Tin_Ngay_Nghi_201501.$B$3:.$B$35]=[.B19];[Thong_Tin_Ngay_Nghi_201501.$C$3:.$C$35]) + SUMPRODUCT([Thong_Tin_Ngay_Nghi_201502.$B$3:.$B$40]=[.B19];[Thong_Tin_Ngay_Nghi_201502.$C$3:.$C$40])" office:value-type="float" office:value="5.5">
            <text:p>5.5</text:p>
          </table:table-cell>
          <table:table-cell table:style-name="ce67" table:formula="of:=SUMPRODUCT([Thong_Tin_Ngay_Nghi_201501.$B$3:.$B$36]=[.B19];[Thong_Tin_Ngay_Nghi_201501.$C$3:.$C$36]) + SUMPRODUCT([Thong_Tin_Ngay_Nghi_201502.$B$3:.$B$40]=[.B19];[Thong_Tin_Ngay_Nghi_201502.$C$3:.$C$40])" office:value-type="float" office:value="5.5">
            <text:p>5.5</text:p>
          </table:table-cell>
          <table:table-cell table:style-name="ce60" table:formula="of:=IF(DATE(YEAR([.E19]);MONTH([.E19]);DAY([.E19]))&lt;=DATE(YEAR([.E19]);3;31); [.F19]+[.C19]-[.G19]; IF([.G19]-[.C19]&lt;0;[.F19]-[.H19];[.F19]+[.C19]-[.H19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55" office:value-type="float" office:value="14">
            <text:p>14</text:p>
          </table:table-cell>
          <table:table-cell table:style-name="ce57" office:value-type="string">
            <text:p>KhoiNLD</text:p>
          </table:table-cell>
          <table:table-cell table:style-name="ce60" office:value-type="float" office:value="2">
            <text:p>2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0]);DATE(YEAR([.D20]);12;31);NOW())" office:value-type="date" office:date-value="2015-08-12T09:41:12.63">
            <text:p>08/12/15</text:p>
          </table:table-cell>
          <table:table-cell table:style-name="ce65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66" table:formula="of:=SUMPRODUCT([Thong_Tin_Ngay_Nghi_201501.$B$3:.$B$35]=[.B20];[Thong_Tin_Ngay_Nghi_201501.$C$3:.$C$35]) + SUMPRODUCT([Thong_Tin_Ngay_Nghi_201502.$B$3:.$B$40]=[.B20];[Thong_Tin_Ngay_Nghi_201502.$C$3:.$C$40])" office:value-type="float" office:value="0">
            <text:p>0</text:p>
          </table:table-cell>
          <table:table-cell table:style-name="ce67" table:formula="of:=SUMPRODUCT([Thong_Tin_Ngay_Nghi_201501.$B$3:.$B$36]=[.B20];[Thong_Tin_Ngay_Nghi_201501.$C$3:.$C$36]) + SUMPRODUCT([Thong_Tin_Ngay_Nghi_201502.$B$3:.$B$40]=[.B20];[Thong_Tin_Ngay_Nghi_201502.$C$3:.$C$40])" office:value-type="float" office:value="0">
            <text:p>0</text:p>
          </table:table-cell>
          <table:table-cell table:style-name="ce60" table:formula="of:=IF(DATE(YEAR([.E20]);MONTH([.E20]);DAY([.E20]))&lt;=DATE(YEAR([.E20]);3;31); [.F20]+[.C20]-[.G20]; IF([.G20]-[.C20]&lt;0;[.F20]-[.H20];[.F20]+[.C20]-[.H20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15">
            <text:p>15</text:p>
          </table:table-cell>
          <table:table-cell table:style-name="ce57" office:value-type="string">
            <text:p>LinhPNT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5">
            <text:p>01/05/15</text:p>
          </table:table-cell>
          <table:table-cell table:style-name="ce62" table:formula="of:=IF(YEAR(NOW())&gt;YEAR([.D21]);DATE(YEAR([.D21]);12;31);NOW())" office:value-type="date" office:date-value="2015-08-12T09:41:12.63">
            <text:p>08/12/15</text:p>
          </table:table-cell>
          <table:table-cell table:style-name="ce65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66" table:formula="of:=SUMPRODUCT([Thong_Tin_Ngay_Nghi_201501.$B$3:.$B$35]=[.B21];[Thong_Tin_Ngay_Nghi_201501.$C$3:.$C$35]) + SUMPRODUCT([Thong_Tin_Ngay_Nghi_201502.$B$3:.$B$40]=[.B21];[Thong_Tin_Ngay_Nghi_201502.$C$3:.$C$40])" office:value-type="float" office:value="0">
            <text:p>0</text:p>
          </table:table-cell>
          <table:table-cell table:style-name="ce67" table:formula="of:=SUMPRODUCT([Thong_Tin_Ngay_Nghi_201501.$B$3:.$B$36]=[.B21];[Thong_Tin_Ngay_Nghi_201501.$C$3:.$C$36]) + SUMPRODUCT([Thong_Tin_Ngay_Nghi_201502.$B$3:.$B$40]=[.B21];[Thong_Tin_Ngay_Nghi_201502.$C$3:.$C$40])" office:value-type="float" office:value="0">
            <text:p>0</text:p>
          </table:table-cell>
          <table:table-cell table:style-name="ce60" table:formula="of:=IF(DATE(YEAR([.E21]);MONTH([.E21]);DAY([.E21]))&lt;=DATE(YEAR([.E21]);3;31); [.F21]+[.C21]-[.G21]; IF([.G21]-[.C21]&lt;0;[.F21]-[.H21];[.F21]+[.C21]-[.H21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16">
            <text:p>16</text:p>
          </table:table-cell>
          <table:table-cell table:style-name="ce57" office:value-type="string">
            <text:p>LongNH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2]);DATE(YEAR([.D22]);12;31);NOW())" office:value-type="date" office:date-value="2015-08-12T09:41:12.63">
            <text:p>08/12/15</text:p>
          </table:table-cell>
          <table:table-cell table:style-name="ce65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66" table:formula="of:=SUMPRODUCT([Thong_Tin_Ngay_Nghi_201501.$B$3:.$B$35]=[.B22];[Thong_Tin_Ngay_Nghi_201501.$C$3:.$C$35]) + SUMPRODUCT([Thong_Tin_Ngay_Nghi_201502.$B$3:.$B$40]=[.B22];[Thong_Tin_Ngay_Nghi_201502.$C$3:.$C$40])" office:value-type="float" office:value="0.5">
            <text:p>0.5</text:p>
          </table:table-cell>
          <table:table-cell table:style-name="ce67" table:formula="of:=SUMPRODUCT([Thong_Tin_Ngay_Nghi_201501.$B$3:.$B$36]=[.B22];[Thong_Tin_Ngay_Nghi_201501.$C$3:.$C$36]) + SUMPRODUCT([Thong_Tin_Ngay_Nghi_201502.$B$3:.$B$40]=[.B22];[Thong_Tin_Ngay_Nghi_201502.$C$3:.$C$40])" office:value-type="float" office:value="0.5">
            <text:p>0.5</text:p>
          </table:table-cell>
          <table:table-cell table:style-name="ce60" table:formula="of:=IF(DATE(YEAR([.E22]);MONTH([.E22]);DAY([.E22]))&lt;=DATE(YEAR([.E22]);3;31); [.F22]+[.C22]-[.G22]; IF([.G22]-[.C22]&lt;0;[.F22]-[.H22];[.F22]+[.C22]-[.H22]))" office:value-type="float" office:value="6.5">
            <text:p>6.5</text:p>
          </table:table-cell>
          <table:table-cell table:number-columns-repeated="1015"/>
        </table:table-row>
        <table:table-row table:style-name="ro6">
          <table:table-cell table:style-name="ce55" office:value-type="float" office:value="17">
            <text:p>17</text:p>
          </table:table-cell>
          <table:table-cell table:style-name="ce57" office:value-type="string">
            <text:p>LocNP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3]);DATE(YEAR([.D23]);12;31);NOW())" office:value-type="date" office:date-value="2015-08-12T09:41:12.63">
            <text:p>08/12/15</text:p>
          </table:table-cell>
          <table:table-cell table:style-name="ce65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66" table:formula="of:=SUMPRODUCT([Thong_Tin_Ngay_Nghi_201501.$B$3:.$B$35]=[.B23];[Thong_Tin_Ngay_Nghi_201501.$C$3:.$C$35]) + SUMPRODUCT([Thong_Tin_Ngay_Nghi_201502.$B$3:.$B$40]=[.B23];[Thong_Tin_Ngay_Nghi_201502.$C$3:.$C$40])" office:value-type="float" office:value="1">
            <text:p>1</text:p>
          </table:table-cell>
          <table:table-cell table:style-name="ce67" table:formula="of:=SUMPRODUCT([Thong_Tin_Ngay_Nghi_201501.$B$3:.$B$36]=[.B23];[Thong_Tin_Ngay_Nghi_201501.$C$3:.$C$36]) + SUMPRODUCT([Thong_Tin_Ngay_Nghi_201502.$B$3:.$B$40]=[.B23];[Thong_Tin_Ngay_Nghi_201502.$C$3:.$C$40])" office:value-type="float" office:value="1">
            <text:p>1</text:p>
          </table:table-cell>
          <table:table-cell table:style-name="ce60" table:formula="of:=IF(DATE(YEAR([.E23]);MONTH([.E23]);DAY([.E23]))&lt;=DATE(YEAR([.E23]);3;31); [.F23]+[.C23]-[.G23]; IF([.G23]-[.C23]&lt;0;[.F23]-[.H23];[.F23]+[.C23]-[.H23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5" office:value-type="float" office:value="18">
            <text:p>18</text:p>
          </table:table-cell>
          <table:table-cell table:style-name="ce57" office:value-type="string">
            <text:p>LocNPQ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4]);DATE(YEAR([.D24]);12;31);NOW())" office:value-type="date" office:date-value="2015-08-12T09:41:12.63">
            <text:p>08/12/15</text:p>
          </table:table-cell>
          <table:table-cell table:style-name="ce65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66" table:formula="of:=SUMPRODUCT([Thong_Tin_Ngay_Nghi_201501.$B$3:.$B$35]=[.B24];[Thong_Tin_Ngay_Nghi_201501.$C$3:.$C$35]) + SUMPRODUCT([Thong_Tin_Ngay_Nghi_201502.$B$3:.$B$40]=[.B24];[Thong_Tin_Ngay_Nghi_201502.$C$3:.$C$40])" office:value-type="float" office:value="3">
            <text:p>3</text:p>
          </table:table-cell>
          <table:table-cell table:style-name="ce67" table:formula="of:=SUMPRODUCT([Thong_Tin_Ngay_Nghi_201501.$B$3:.$B$36]=[.B24];[Thong_Tin_Ngay_Nghi_201501.$C$3:.$C$36]) + SUMPRODUCT([Thong_Tin_Ngay_Nghi_201502.$B$3:.$B$40]=[.B24];[Thong_Tin_Ngay_Nghi_201502.$C$3:.$C$40])" office:value-type="float" office:value="3">
            <text:p>3</text:p>
          </table:table-cell>
          <table:table-cell table:style-name="ce60" table:formula="of:=IF(DATE(YEAR([.E24]);MONTH([.E24]);DAY([.E24]))&lt;=DATE(YEAR([.E24]);3;31); [.F24]+[.C24]-[.G24]; IF([.G24]-[.C24]&lt;0;[.F24]-[.H24];[.F24]+[.C24]-[.H24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55" office:value-type="float" office:value="19">
            <text:p>19</text:p>
          </table:table-cell>
          <table:table-cell table:style-name="ce57" office:value-type="string">
            <text:p>MaiDTP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5]);DATE(YEAR([.D25]);12;31);NOW())" office:value-type="date" office:date-value="2015-08-12T09:41:12.63">
            <text:p>08/12/15</text:p>
          </table:table-cell>
          <table:table-cell table:style-name="ce65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66" table:formula="of:=SUMPRODUCT([Thong_Tin_Ngay_Nghi_201501.$B$3:.$B$35]=[.B25];[Thong_Tin_Ngay_Nghi_201501.$C$3:.$C$35]) + SUMPRODUCT([Thong_Tin_Ngay_Nghi_201502.$B$3:.$B$40]=[.B25];[Thong_Tin_Ngay_Nghi_201502.$C$3:.$C$40])" office:value-type="float" office:value="7">
            <text:p>7</text:p>
          </table:table-cell>
          <table:table-cell table:style-name="ce67" table:formula="of:=SUMPRODUCT([Thong_Tin_Ngay_Nghi_201501.$B$3:.$B$36]=[.B25];[Thong_Tin_Ngay_Nghi_201501.$C$3:.$C$36]) + SUMPRODUCT([Thong_Tin_Ngay_Nghi_201502.$B$3:.$B$40]=[.B25];[Thong_Tin_Ngay_Nghi_201502.$C$3:.$C$40])" office:value-type="float" office:value="7">
            <text:p>7</text:p>
          </table:table-cell>
          <table:table-cell table:style-name="ce60" table:formula="of:=IF(DATE(YEAR([.E25]);MONTH([.E25]);DAY([.E25]))&lt;=DATE(YEAR([.E25]);3;31); [.F25]+[.C25]-[.G25]; IF([.G25]-[.C25]&lt;0;[.F25]-[.H25];[.F25]+[.C25]-[.H25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55" office:value-type="float" office:value="20">
            <text:p>20</text:p>
          </table:table-cell>
          <table:table-cell table:style-name="ce57" office:value-type="string">
            <text:p>MinhHA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6]);DATE(YEAR([.D26]);12;31);NOW())" office:value-type="date" office:date-value="2015-08-12T09:41:12.63">
            <text:p>08/12/15</text:p>
          </table:table-cell>
          <table:table-cell table:style-name="ce65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66" table:formula="of:=SUMPRODUCT([Thong_Tin_Ngay_Nghi_201501.$B$3:.$B$35]=[.B26];[Thong_Tin_Ngay_Nghi_201501.$C$3:.$C$35]) + SUMPRODUCT([Thong_Tin_Ngay_Nghi_201502.$B$3:.$B$40]=[.B26];[Thong_Tin_Ngay_Nghi_201502.$C$3:.$C$40])" office:value-type="float" office:value="1">
            <text:p>1</text:p>
          </table:table-cell>
          <table:table-cell table:style-name="ce67" table:formula="of:=SUMPRODUCT([Thong_Tin_Ngay_Nghi_201501.$B$3:.$B$36]=[.B26];[Thong_Tin_Ngay_Nghi_201501.$C$3:.$C$36]) + SUMPRODUCT([Thong_Tin_Ngay_Nghi_201502.$B$3:.$B$40]=[.B26];[Thong_Tin_Ngay_Nghi_201502.$C$3:.$C$40])" office:value-type="float" office:value="1">
            <text:p>1</text:p>
          </table:table-cell>
          <table:table-cell table:style-name="ce60" table:formula="of:=IF(DATE(YEAR([.E26]);MONTH([.E26]);DAY([.E26]))&lt;=DATE(YEAR([.E26]);3;31); [.F26]+[.C26]-[.G26]; IF([.G26]-[.C26]&lt;0;[.F26]-[.H26];[.F26]+[.C26]-[.H26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5" office:value-type="float" office:value="21">
            <text:p>21</text:p>
          </table:table-cell>
          <table:table-cell table:style-name="ce57" office:value-type="string">
            <text:p>NamTV</text:p>
          </table:table-cell>
          <table:table-cell table:style-name="ce60" office:value-type="float" office:value="2">
            <text:p>2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7]);DATE(YEAR([.D27]);12;31);NOW())" office:value-type="date" office:date-value="2015-08-12T09:41:12.63">
            <text:p>08/12/15</text:p>
          </table:table-cell>
          <table:table-cell table:style-name="ce65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66" table:formula="of:=SUMPRODUCT([Thong_Tin_Ngay_Nghi_201501.$B$3:.$B$35]=[.B27];[Thong_Tin_Ngay_Nghi_201501.$C$3:.$C$35]) + SUMPRODUCT([Thong_Tin_Ngay_Nghi_201502.$B$3:.$B$40]=[.B27];[Thong_Tin_Ngay_Nghi_201502.$C$3:.$C$40])" office:value-type="float" office:value="1">
            <text:p>1</text:p>
          </table:table-cell>
          <table:table-cell table:style-name="ce67" table:formula="of:=SUMPRODUCT([Thong_Tin_Ngay_Nghi_201501.$B$3:.$B$36]=[.B27];[Thong_Tin_Ngay_Nghi_201501.$C$3:.$C$36]) + SUMPRODUCT([Thong_Tin_Ngay_Nghi_201502.$B$3:.$B$40]=[.B27];[Thong_Tin_Ngay_Nghi_201502.$C$3:.$C$40])" office:value-type="float" office:value="1">
            <text:p>1</text:p>
          </table:table-cell>
          <table:table-cell table:style-name="ce60" table:formula="of:=IF(DATE(YEAR([.E27]);MONTH([.E27]);DAY([.E27]))&lt;=DATE(YEAR([.E27]);3;31); [.F27]+[.C27]-[.G27]; IF([.G27]-[.C27]&lt;0;[.F27]-[.H27];[.F27]+[.C27]-[.H27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5" office:value-type="float" office:value="22">
            <text:p>22</text:p>
          </table:table-cell>
          <table:table-cell table:style-name="ce57" office:value-type="string">
            <text:p>NguyenHTT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8]);DATE(YEAR([.D28]);12;31);NOW())" office:value-type="date" office:date-value="2015-08-12T09:41:12.64">
            <text:p>08/12/15</text:p>
          </table:table-cell>
          <table:table-cell table:style-name="ce65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66" table:formula="of:=SUMPRODUCT([Thong_Tin_Ngay_Nghi_201501.$B$3:.$B$35]=[.B28];[Thong_Tin_Ngay_Nghi_201501.$C$3:.$C$35]) + SUMPRODUCT([Thong_Tin_Ngay_Nghi_201502.$B$3:.$B$40]=[.B28];[Thong_Tin_Ngay_Nghi_201502.$C$3:.$C$40])" office:value-type="float" office:value="0">
            <text:p>0</text:p>
          </table:table-cell>
          <table:table-cell table:style-name="ce67" table:formula="of:=SUMPRODUCT([Thong_Tin_Ngay_Nghi_201501.$B$3:.$B$36]=[.B28];[Thong_Tin_Ngay_Nghi_201501.$C$3:.$C$36]) + SUMPRODUCT([Thong_Tin_Ngay_Nghi_201502.$B$3:.$B$40]=[.B28];[Thong_Tin_Ngay_Nghi_201502.$C$3:.$C$40])" office:value-type="float" office:value="0">
            <text:p>0</text:p>
          </table:table-cell>
          <table:table-cell table:style-name="ce60" table:formula="of:=IF(DATE(YEAR([.E28]);MONTH([.E28]);DAY([.E28]))&lt;=DATE(YEAR([.E28]);3;31); [.F28]+[.C28]-[.G28]; IF([.G28]-[.C28]&lt;0;[.F28]-[.H28];[.F28]+[.C28]-[.H28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23">
            <text:p>23</text:p>
          </table:table-cell>
          <table:table-cell table:style-name="ce57" office:value-type="string">
            <text:p>NhanNM</text:p>
          </table:table-cell>
          <table:table-cell table:style-name="ce60" office:value-type="float" office:value="3">
            <text:p>3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29]);DATE(YEAR([.D29]);12;31);NOW())" office:value-type="date" office:date-value="2015-08-12T09:41:12.64">
            <text:p>08/12/15</text:p>
          </table:table-cell>
          <table:table-cell table:style-name="ce65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66" table:formula="of:=SUMPRODUCT([Thong_Tin_Ngay_Nghi_201501.$B$3:.$B$35]=[.B29];[Thong_Tin_Ngay_Nghi_201501.$C$3:.$C$35]) + SUMPRODUCT([Thong_Tin_Ngay_Nghi_201502.$B$3:.$B$40]=[.B29];[Thong_Tin_Ngay_Nghi_201502.$C$3:.$C$40])" office:value-type="float" office:value="0">
            <text:p>0</text:p>
          </table:table-cell>
          <table:table-cell table:style-name="ce67" table:formula="of:=SUMPRODUCT([Thong_Tin_Ngay_Nghi_201501.$B$3:.$B$36]=[.B29];[Thong_Tin_Ngay_Nghi_201501.$C$3:.$C$36]) + SUMPRODUCT([Thong_Tin_Ngay_Nghi_201502.$B$3:.$B$40]=[.B29];[Thong_Tin_Ngay_Nghi_201502.$C$3:.$C$40])" office:value-type="float" office:value="0">
            <text:p>0</text:p>
          </table:table-cell>
          <table:table-cell table:style-name="ce60" table:formula="of:=IF(DATE(YEAR([.E29]);MONTH([.E29]);DAY([.E29]))&lt;=DATE(YEAR([.E29]);3;31); [.F29]+[.C29]-[.G29]; IF([.G29]-[.C29]&lt;0;[.F29]-[.H29];[.F29]+[.C29]-[.H29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24">
            <text:p>24</text:p>
          </table:table-cell>
          <table:table-cell table:style-name="ce57" office:value-type="string">
            <text:p>NhanNV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30]);DATE(YEAR([.D30]);12;31);NOW())" office:value-type="date" office:date-value="2015-08-12T09:41:12.64">
            <text:p>08/12/15</text:p>
          </table:table-cell>
          <table:table-cell table:style-name="ce65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66" table:formula="of:=SUMPRODUCT([Thong_Tin_Ngay_Nghi_201501.$B$3:.$B$35]=[.B30];[Thong_Tin_Ngay_Nghi_201501.$C$3:.$C$35]) + SUMPRODUCT([Thong_Tin_Ngay_Nghi_201502.$B$3:.$B$40]=[.B30];[Thong_Tin_Ngay_Nghi_201502.$C$3:.$C$40])" office:value-type="float" office:value="1">
            <text:p>1</text:p>
          </table:table-cell>
          <table:table-cell table:style-name="ce67" table:formula="of:=SUMPRODUCT([Thong_Tin_Ngay_Nghi_201501.$B$3:.$B$36]=[.B30];[Thong_Tin_Ngay_Nghi_201501.$C$3:.$C$36]) + SUMPRODUCT([Thong_Tin_Ngay_Nghi_201502.$B$3:.$B$40]=[.B30];[Thong_Tin_Ngay_Nghi_201502.$C$3:.$C$40])" office:value-type="float" office:value="1">
            <text:p>1</text:p>
          </table:table-cell>
          <table:table-cell table:style-name="ce60" table:formula="of:=IF(DATE(YEAR([.E30]);MONTH([.E30]);DAY([.E30]))&lt;=DATE(YEAR([.E30]);3;31); [.F30]+[.C30]-[.G30]; IF([.G30]-[.C30]&lt;0;[.F30]-[.H30];[.F30]+[.C30]-[.H30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5" office:value-type="float" office:value="25">
            <text:p>25</text:p>
          </table:table-cell>
          <table:table-cell table:style-name="ce57" office:value-type="string">
            <text:p>ThachBK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31]);DATE(YEAR([.D31]);12;31);NOW())" office:value-type="date" office:date-value="2015-08-12T09:41:12.64">
            <text:p>08/12/15</text:p>
          </table:table-cell>
          <table:table-cell table:style-name="ce65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66" table:formula="of:=SUMPRODUCT([Thong_Tin_Ngay_Nghi_201501.$B$3:.$B$35]=[.B31];[Thong_Tin_Ngay_Nghi_201501.$C$3:.$C$35]) + SUMPRODUCT([Thong_Tin_Ngay_Nghi_201502.$B$3:.$B$40]=[.B31];[Thong_Tin_Ngay_Nghi_201502.$C$3:.$C$40])" office:value-type="float" office:value="3">
            <text:p>3</text:p>
          </table:table-cell>
          <table:table-cell table:style-name="ce67" table:formula="of:=SUMPRODUCT([Thong_Tin_Ngay_Nghi_201501.$B$3:.$B$36]=[.B31];[Thong_Tin_Ngay_Nghi_201501.$C$3:.$C$36]) + SUMPRODUCT([Thong_Tin_Ngay_Nghi_201502.$B$3:.$B$40]=[.B31];[Thong_Tin_Ngay_Nghi_201502.$C$3:.$C$40])" office:value-type="float" office:value="3">
            <text:p>3</text:p>
          </table:table-cell>
          <table:table-cell table:style-name="ce60" table:formula="of:=IF(DATE(YEAR([.E31]);MONTH([.E31]);DAY([.E31]))&lt;=DATE(YEAR([.E31]);3;31); [.F31]+[.C31]-[.G31]; IF([.G31]-[.C31]&lt;0;[.F31]-[.H31];[.F31]+[.C31]-[.H31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55" office:value-type="float" office:value="26">
            <text:p>26</text:p>
          </table:table-cell>
          <table:table-cell table:style-name="ce57" office:value-type="string">
            <text:p>ThaoDTH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1-02">
            <text:p>01/02/15</text:p>
          </table:table-cell>
          <table:table-cell table:style-name="ce62" table:formula="of:=IF(YEAR(NOW())&gt;YEAR([.D32]);DATE(YEAR([.D32]);12;31);NOW())" office:value-type="date" office:date-value="2015-08-12T09:41:12.64">
            <text:p>08/12/15</text:p>
          </table:table-cell>
          <table:table-cell table:style-name="ce65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66" table:formula="of:=SUMPRODUCT([Thong_Tin_Ngay_Nghi_201501.$B$3:.$B$35]=[.B32];[Thong_Tin_Ngay_Nghi_201501.$C$3:.$C$35]) + SUMPRODUCT([Thong_Tin_Ngay_Nghi_201502.$B$3:.$B$40]=[.B32];[Thong_Tin_Ngay_Nghi_201502.$C$3:.$C$40])" office:value-type="float" office:value="0">
            <text:p>0</text:p>
          </table:table-cell>
          <table:table-cell table:style-name="ce67" table:formula="of:=SUMPRODUCT([Thong_Tin_Ngay_Nghi_201501.$B$3:.$B$36]=[.B32];[Thong_Tin_Ngay_Nghi_201501.$C$3:.$C$36]) + SUMPRODUCT([Thong_Tin_Ngay_Nghi_201502.$B$3:.$B$40]=[.B32];[Thong_Tin_Ngay_Nghi_201502.$C$3:.$C$40])" office:value-type="float" office:value="0">
            <text:p>0</text:p>
          </table:table-cell>
          <table:table-cell table:style-name="ce60" table:formula="of:=IF(DATE(YEAR([.E32]);MONTH([.E32]);DAY([.E32]))&lt;=DATE(YEAR([.E32]);3;31); [.F32]+[.C32]-[.G32]; IF([.G32]-[.C32]&lt;0;[.F32]-[.H32];[.F32]+[.C32]-[.H32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27">
            <text:p>27</text:p>
          </table:table-cell>
          <table:table-cell table:style-name="ce58" office:value-type="string">
            <text:p>ThaoTP</text:p>
          </table:table-cell>
          <table:table-cell table:style-name="ce61" office:value-type="float" office:value="0">
            <text:p>0</text:p>
          </table:table-cell>
          <table:table-cell table:style-name="ce62" office:value-type="date" office:date-value="2015-01-01">
            <text:p>01/01/15</text:p>
          </table:table-cell>
          <table:table-cell table:style-name="ce64" table:formula="of:=IF(YEAR(NOW())&gt;YEAR([.D33]);DATE(YEAR([.D33]);12;31);NOW())" office:value-type="date" office:date-value="2015-08-12T09:41:12.64">
            <text:p>08/12/15</text:p>
          </table:table-cell>
          <table:table-cell table:style-name="ce65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66" table:formula="of:=SUMPRODUCT([Thong_Tin_Ngay_Nghi_201501.$B$3:.$B$35]=[.B33];[Thong_Tin_Ngay_Nghi_201501.$C$3:.$C$35]) + SUMPRODUCT([Thong_Tin_Ngay_Nghi_201502.$B$3:.$B$40]=[.B33];[Thong_Tin_Ngay_Nghi_201502.$C$3:.$C$40])" office:value-type="float" office:value="2.5">
            <text:p>2.5</text:p>
          </table:table-cell>
          <table:table-cell table:style-name="ce67" table:formula="of:=SUMPRODUCT([Thong_Tin_Ngay_Nghi_201501.$B$3:.$B$36]=[.B33];[Thong_Tin_Ngay_Nghi_201501.$C$3:.$C$36]) + SUMPRODUCT([Thong_Tin_Ngay_Nghi_201502.$B$3:.$B$40]=[.B33];[Thong_Tin_Ngay_Nghi_201502.$C$3:.$C$40])" office:value-type="float" office:value="2.5">
            <text:p>2.5</text:p>
          </table:table-cell>
          <table:table-cell table:style-name="ce60" table:formula="of:=IF(DATE(YEAR([.E33]);MONTH([.E33]);DAY([.E33]))&lt;=DATE(YEAR([.E33]);3;31); [.F33]+[.C33]-[.G33]; IF([.G33]-[.C33]&lt;0;[.F33]-[.H33];[.F33]+[.C33]-[.H33]))" office:value-type="float" office:value="4.5">
            <text:p>4.5</text:p>
          </table:table-cell>
          <table:table-cell table:style-name="ce68" table:number-columns-repeated="1015"/>
        </table:table-row>
        <table:table-row table:style-name="ro6">
          <table:table-cell table:style-name="ce55" office:value-type="float" office:value="28">
            <text:p>28</text:p>
          </table:table-cell>
          <table:table-cell table:style-name="ce57" office:value-type="string">
            <text:p>ThamDT</text:p>
          </table:table-cell>
          <table:table-cell table:style-name="ce60" office:value-type="float" office:value="6">
            <text:p>6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34]);DATE(YEAR([.D34]);12;31);NOW())" office:value-type="date" office:date-value="2015-08-12T09:41:12.64">
            <text:p>08/12/15</text:p>
          </table:table-cell>
          <table:table-cell table:style-name="ce65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66" table:formula="of:=SUMPRODUCT([Thong_Tin_Ngay_Nghi_201501.$B$3:.$B$35]=[.B34];[Thong_Tin_Ngay_Nghi_201501.$C$3:.$C$35]) + SUMPRODUCT([Thong_Tin_Ngay_Nghi_201502.$B$3:.$B$40]=[.B34];[Thong_Tin_Ngay_Nghi_201502.$C$3:.$C$40])" office:value-type="float" office:value="1">
            <text:p>1</text:p>
          </table:table-cell>
          <table:table-cell table:style-name="ce67" table:formula="of:=SUMPRODUCT([Thong_Tin_Ngay_Nghi_201501.$B$3:.$B$36]=[.B34];[Thong_Tin_Ngay_Nghi_201501.$C$3:.$C$36]) + SUMPRODUCT([Thong_Tin_Ngay_Nghi_201502.$B$3:.$B$40]=[.B34];[Thong_Tin_Ngay_Nghi_201502.$C$3:.$C$40])" office:value-type="float" office:value="1">
            <text:p>1</text:p>
          </table:table-cell>
          <table:table-cell table:style-name="ce60" table:formula="of:=IF(DATE(YEAR([.E34]);MONTH([.E34]);DAY([.E34]))&lt;=DATE(YEAR([.E34]);3;31); [.F34]+[.C34]-[.G34]; IF([.G34]-[.C34]&lt;0;[.F34]-[.H34];[.F34]+[.C34]-[.H34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5" office:value-type="float" office:value="29">
            <text:p>29</text:p>
          </table:table-cell>
          <table:table-cell table:style-name="ce57" office:value-type="string">
            <text:p>ThieuNV</text:p>
          </table:table-cell>
          <table:table-cell table:style-name="ce60" office:value-type="float" office:value="5">
            <text:p>5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35]);DATE(YEAR([.D35]);12;31);NOW())" office:value-type="date" office:date-value="2015-08-12T09:41:12.64">
            <text:p>08/12/15</text:p>
          </table:table-cell>
          <table:table-cell table:style-name="ce65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66" table:formula="of:=SUMPRODUCT([Thong_Tin_Ngay_Nghi_201501.$B$3:.$B$35]=[.B35];[Thong_Tin_Ngay_Nghi_201501.$C$3:.$C$35]) + SUMPRODUCT([Thong_Tin_Ngay_Nghi_201502.$B$3:.$B$40]=[.B35];[Thong_Tin_Ngay_Nghi_201502.$C$3:.$C$40])" office:value-type="float" office:value="0">
            <text:p>0</text:p>
          </table:table-cell>
          <table:table-cell table:style-name="ce67" table:formula="of:=SUMPRODUCT([Thong_Tin_Ngay_Nghi_201501.$B$3:.$B$36]=[.B35];[Thong_Tin_Ngay_Nghi_201501.$C$3:.$C$36]) + SUMPRODUCT([Thong_Tin_Ngay_Nghi_201502.$B$3:.$B$40]=[.B35];[Thong_Tin_Ngay_Nghi_201502.$C$3:.$C$40])" office:value-type="float" office:value="0">
            <text:p>0</text:p>
          </table:table-cell>
          <table:table-cell table:style-name="ce60" table:formula="of:=IF(DATE(YEAR([.E35]);MONTH([.E35]);DAY([.E35]))&lt;=DATE(YEAR([.E35]);3;31); [.F35]+[.C35]-[.G35]; IF([.G35]-[.C35]&lt;0;[.F35]-[.H35];[.F35]+[.C35]-[.H35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30">
            <text:p>30</text:p>
          </table:table-cell>
          <table:table-cell table:style-name="ce57" office:value-type="string">
            <text:p>ThuyLTT</text:p>
          </table:table-cell>
          <table:table-cell table:style-name="ce60" office:value-type="float" office:value="1">
            <text:p>1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36]);DATE(YEAR([.D36]);12;31);NOW())" office:value-type="date" office:date-value="2015-08-12T09:41:12.65">
            <text:p>08/12/15</text:p>
          </table:table-cell>
          <table:table-cell table:style-name="ce65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66" table:formula="of:=SUMPRODUCT([Thong_Tin_Ngay_Nghi_201501.$B$3:.$B$35]=[.B36];[Thong_Tin_Ngay_Nghi_201501.$C$3:.$C$35]) + SUMPRODUCT([Thong_Tin_Ngay_Nghi_201502.$B$3:.$B$40]=[.B36];[Thong_Tin_Ngay_Nghi_201502.$C$3:.$C$40])" office:value-type="float" office:value="4">
            <text:p>4</text:p>
          </table:table-cell>
          <table:table-cell table:style-name="ce67" table:formula="of:=SUMPRODUCT([Thong_Tin_Ngay_Nghi_201501.$B$3:.$B$36]=[.B36];[Thong_Tin_Ngay_Nghi_201501.$C$3:.$C$36]) + SUMPRODUCT([Thong_Tin_Ngay_Nghi_201502.$B$3:.$B$40]=[.B36];[Thong_Tin_Ngay_Nghi_201502.$C$3:.$C$40])" office:value-type="float" office:value="4">
            <text:p>4</text:p>
          </table:table-cell>
          <table:table-cell table:style-name="ce60" table:formula="of:=IF(DATE(YEAR([.E36]);MONTH([.E36]);DAY([.E36]))&lt;=DATE(YEAR([.E36]);3;31); [.F36]+[.C36]-[.G36]; IF([.G36]-[.C36]&lt;0;[.F36]-[.H36];[.F36]+[.C36]-[.H36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55" office:value-type="float" office:value="31">
            <text:p>31</text:p>
          </table:table-cell>
          <table:table-cell table:style-name="ce57" office:value-type="string">
            <text:p>TienH</text:p>
          </table:table-cell>
          <table:table-cell table:style-name="ce60" office:value-type="float" office:value="0">
            <text:p>0</text:p>
          </table:table-cell>
          <table:table-cell table:style-name="ce62" office:value-type="date" office:date-value="2015-05-01">
            <text:p>05/01/15</text:p>
          </table:table-cell>
          <table:table-cell table:style-name="ce62" office:value-type="date" office:date-value="2015-02-05">
            <text:p>02/05/15</text:p>
          </table:table-cell>
          <table:table-cell table:style-name="ce65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">
            <text:p>1</text:p>
          </table:table-cell>
          <table:table-cell table:style-name="ce66" table:formula="of:=SUMPRODUCT([Thong_Tin_Ngay_Nghi_201501.$B$3:.$B$35]=[.B37];[Thong_Tin_Ngay_Nghi_201501.$C$3:.$C$35]) + SUMPRODUCT([Thong_Tin_Ngay_Nghi_201502.$B$3:.$B$40]=[.B37];[Thong_Tin_Ngay_Nghi_201502.$C$3:.$C$40])" office:value-type="float" office:value="0.5">
            <text:p>0.5</text:p>
          </table:table-cell>
          <table:table-cell table:style-name="ce67" table:formula="of:=SUMPRODUCT([Thong_Tin_Ngay_Nghi_201501.$B$3:.$B$36]=[.B37];[Thong_Tin_Ngay_Nghi_201501.$C$3:.$C$36]) + SUMPRODUCT([Thong_Tin_Ngay_Nghi_201502.$B$3:.$B$40]=[.B37];[Thong_Tin_Ngay_Nghi_201502.$C$3:.$C$40])" office:value-type="float" office:value="0.5">
            <text:p>0.5</text:p>
          </table:table-cell>
          <table:table-cell table:style-name="ce60" table:formula="of:=IF(DATE(YEAR([.E37]);MONTH([.E37]);DAY([.E37]))&lt;=DATE(YEAR([.E37]);3;31); [.F37]+[.C37]-[.G37]; IF([.G37]-[.C37]&lt;0;[.F37]-[.H37];[.F37]+[.C37]-[.H37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55" office:value-type="float" office:value="32">
            <text:p>32</text:p>
          </table:table-cell>
          <table:table-cell table:style-name="ce57" office:value-type="string">
            <text:p>VietBA</text:p>
          </table:table-cell>
          <table:table-cell table:style-name="ce60" office:value-type="float" office:value="1">
            <text:p>1</text:p>
          </table:table-cell>
          <table:table-cell table:style-name="ce62" office:value-type="date" office:date-value="2015-01-01">
            <text:p>01/01/15</text:p>
          </table:table-cell>
          <table:table-cell table:style-name="ce62" table:formula="of:=IF(YEAR(NOW())&gt;YEAR([.D38]);DATE(YEAR([.D38]);12;31);NOW())" office:value-type="date" office:date-value="2015-08-12T09:41:12.65">
            <text:p>08/12/15</text:p>
          </table:table-cell>
          <table:table-cell table:style-name="ce65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66" table:formula="of:=SUMPRODUCT([Thong_Tin_Ngay_Nghi_201501.$B$3:.$B$35]=[.B38];[Thong_Tin_Ngay_Nghi_201501.$C$3:.$C$35]) + SUMPRODUCT([Thong_Tin_Ngay_Nghi_201502.$B$3:.$B$40]=[.B38];[Thong_Tin_Ngay_Nghi_201502.$C$3:.$C$40])" office:value-type="float" office:value="0">
            <text:p>0</text:p>
          </table:table-cell>
          <table:table-cell table:style-name="ce67" table:formula="of:=SUMPRODUCT([Thong_Tin_Ngay_Nghi_201501.$B$3:.$B$36]=[.B38];[Thong_Tin_Ngay_Nghi_201501.$C$3:.$C$36]) + SUMPRODUCT([Thong_Tin_Ngay_Nghi_201502.$B$3:.$B$40]=[.B38];[Thong_Tin_Ngay_Nghi_201502.$C$3:.$C$40])" office:value-type="float" office:value="0">
            <text:p>0</text:p>
          </table:table-cell>
          <table:table-cell table:style-name="ce60" table:formula="of:=IF(DATE(YEAR([.E38]);MONTH([.E38]);DAY([.E38]))&lt;=DATE(YEAR([.E38]);3;31); [.F38]+[.C38]-[.G38]; IF([.G38]-[.C38]&lt;0;[.F38]-[.H38];[.F38]+[.C38]-[.H38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5" office:value-type="float" office:value="33">
            <text:p>33</text:p>
          </table:table-cell>
          <table:table-cell table:style-name="ce57" office:value-type="string">
            <text:p>VietTH</text:p>
          </table:table-cell>
          <table:table-cell table:style-name="ce60" office:value-type="float" office:value="0.5">
            <text:p>0.5</text:p>
          </table:table-cell>
          <table:table-cell table:style-name="ce62" office:value-type="date" office:date-value="2015-01-05">
            <text:p>01/05/15</text:p>
          </table:table-cell>
          <table:table-cell table:style-name="ce62" table:formula="of:=IF(YEAR(NOW())&gt;YEAR([.D39]);DATE(YEAR([.D39]);12;31);NOW())" office:value-type="date" office:date-value="2015-08-12T09:41:12.65">
            <text:p>08/12/15</text:p>
          </table:table-cell>
          <table:table-cell table:style-name="ce65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66" table:formula="of:=SUMPRODUCT([Thong_Tin_Ngay_Nghi_201501.$B$3:.$B$35]=[.B39];[Thong_Tin_Ngay_Nghi_201501.$C$3:.$C$35]) + SUMPRODUCT([Thong_Tin_Ngay_Nghi_201502.$B$3:.$B$40]=[.B39];[Thong_Tin_Ngay_Nghi_201502.$C$3:.$C$40])" office:value-type="float" office:value="4">
            <text:p>4</text:p>
          </table:table-cell>
          <table:table-cell table:style-name="ce67" table:formula="of:=SUMPRODUCT([Thong_Tin_Ngay_Nghi_201501.$B$3:.$B$36]=[.B39];[Thong_Tin_Ngay_Nghi_201501.$C$3:.$C$36]) + SUMPRODUCT([Thong_Tin_Ngay_Nghi_201502.$B$3:.$B$40]=[.B39];[Thong_Tin_Ngay_Nghi_201502.$C$3:.$C$40])" office:value-type="float" office:value="4">
            <text:p>4</text:p>
          </table:table-cell>
          <table:table-cell table:style-name="ce60" table:formula="of:=IF(DATE(YEAR([.E39]);MONTH([.E39]);DAY([.E39]))&lt;=DATE(YEAR([.E39]);3;31); [.F39]+[.C39]-[.G39]; IF([.G39]-[.C39]&lt;0;[.F39]-[.H39];[.F39]+[.C39]-[.H39]))" office:value-type="float" office:value="3.5">
            <text:p>3.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69"/>
          <table:table-cell table:style-name="ce56" table:number-columns-repeated="2"/>
          <table:table-cell table:style-name="ce71" office:value-type="string" table:number-columns-spanned="31" table:number-rows-spanned="1">
            <text:p>December</text:p>
          </table:table-cell>
          <table:covered-table-cell table:number-columns-repeated="30" table:style-name="ce74"/>
          <table:table-cell table:style-name="ce76" table:number-columns-repeated="975"/>
        </table:table-row>
        <table:table-row table:style-name="ro6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72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72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72" office:value-type="float" office:value="-3">
            <text:p>-3</text:p>
          </table:table-cell>
          <table:table-cell table:style-name="ce72" office:value-type="float" office:value="-4">
            <text:p>-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72" office:value-type="float" office:value="-11">
            <text:p>-11</text:p>
          </table:table-cell>
          <table:table-cell table:style-name="ce72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72" office:value-type="float" office:value="14">
            <text:p>14</text:p>
          </table:table-cell>
          <table:table-cell table:style-name="ce72" office:value-type="float" office:value="15">
            <text:p>15</text:p>
          </table:table-cell>
          <table:table-cell table:style-name="ce72" office:value-type="float" office:value="16">
            <text:p>16</text:p>
          </table:table-cell>
          <table:table-cell table:style-name="ce75" office:value-type="float" office:value="-17">
            <text:p>-17</text:p>
          </table:table-cell>
          <table:table-cell table:style-name="ce72" office:value-type="float" office:value="-18">
            <text:p>-18</text:p>
          </table:table-cell>
          <table:table-cell table:style-name="ce72" office:value-type="float" office:value="19">
            <text:p>19</text:p>
          </table:table-cell>
          <table:table-cell table:style-name="ce72" office:value-type="float" office:value="20">
            <text:p>20</text:p>
          </table:table-cell>
          <table:table-cell table:style-name="ce72" office:value-type="float" office:value="21">
            <text:p>21</text:p>
          </table:table-cell>
          <table:table-cell table:style-name="ce72" office:value-type="float" office:value="22">
            <text:p>22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-24">
            <text:p>-24</text:p>
          </table:table-cell>
          <table:table-cell table:style-name="ce72" office:value-type="float" office:value="-25">
            <text:p>-25</text:p>
          </table:table-cell>
          <table:table-cell table:style-name="ce72" office:value-type="float" office:value="26">
            <text:p>26</text:p>
          </table:table-cell>
          <table:table-cell table:style-name="ce72" office:value-type="float" office:value="27">
            <text:p>27</text:p>
          </table:table-cell>
          <table:table-cell table:style-name="ce72" office:value-type="float" office:value="28">
            <text:p>28</text:p>
          </table:table-cell>
          <table:table-cell table:style-name="ce72" office:value-type="float" office:value="29">
            <text:p>29</text:p>
          </table:table-cell>
          <table:table-cell table:style-name="ce72" office:value-type="float" office:value="30">
            <text:p>30</text:p>
          </table:table-cell>
          <table:table-cell table:style-name="ce72" office:value-type="float" office:value="-31">
            <text:p>-31</text:p>
          </table:table-cell>
          <table:table-cell table:style-name="ce76" table:number-columns-repeated="955"/>
          <table:table-cell table:number-columns-repeated="20"/>
        </table:table-row>
        <table:table-row table:style-name="ro6">
          <table:table-cell table:style-name="ce55" office:value-type="float" office:value="1">
            <text:p>1</text:p>
          </table:table-cell>
          <table:table-cell table:style-name="ce57" office:value-type="string">
            <text:p>AnBD</text:p>
          </table:table-cell>
          <table:table-cell table:style-name="ce70" table:formula="of:=SUM([.D3:.AH3])" office:value-type="float" office:value="3">
            <text:p>3</text:p>
          </table:table-cell>
          <table:table-cell table:style-name="ce73" table:number-columns-repeated="11"/>
          <table:table-cell table:style-name="ce73" office:value-type="float" office:value="0">
            <office:annotation draw:style-name="gr3" draw:text-style-name="P1" svg:width="1.1413in" svg:height="0.7012in" svg:x="6.6224in" svg:y="0in" draw:caption-point-x="-0.2402in" draw:caption-point-y="0.4846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9.578in" svg:y="0in" draw:caption-point-x="-0.2402in" draw:caption-point-y="0.4846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">
            <text:p>2</text:p>
          </table:table-cell>
          <table:table-cell table:style-name="ce57" office:value-type="string">
            <text:p>BinhNT</text:p>
          </table:table-cell>
          <table:table-cell table:style-name="ce70" table:formula="of:=SUM([.D4:.AH4])" office:value-type="float" office:value="2.5">
            <text:p>2.5</text:p>
          </table:table-cell>
          <table:table-cell table:style-name="ce73" table:number-columns-repeated="4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">
            <text:p>3</text:p>
          </table:table-cell>
          <table:table-cell table:style-name="ce57" office:value-type="string">
            <text:p>ChanhLH</text:p>
          </table:table-cell>
          <table:table-cell table:style-name="ce70" table:formula="of:=SUM([.D5:.AH5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4">
            <text:p>4</text:p>
          </table:table-cell>
          <table:table-cell table:style-name="ce57" office:value-type="string">
            <text:p>ChienTX</text:p>
          </table:table-cell>
          <table:table-cell table:style-name="ce70" table:formula="of:=SUM([.D6:.AH6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5">
            <text:p>5</text:p>
          </table:table-cell>
          <table:table-cell table:style-name="ce57" office:value-type="string">
            <text:p>CuongLT</text:p>
          </table:table-cell>
          <table:table-cell table:style-name="ce70" table:formula="of:=SUM([.D7:.AH7])" office:value-type="float" office:value="2">
            <text:p>2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0.3169in" svg:y="0.8752in" draw:caption-point-x="-0.2402in" draw:caption-point-y="0.6in">
              <dc:date>2015-01-23T00:00:00</dc:date>
              <text:p text:style-name="P1"><text:span text:style-name="T1">Bị đau răng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2.5335in" svg:y="0.8772in" draw:caption-point-x="-0.2402in" draw:caption-point-y="0.598in">
              <dc:date>2015-01-28T00:00:00</dc:date>
              <text:p text:style-name="P1"><text:span text:style-name="T1">Xin nghỉ phép</text:span></text:p>
            </office:annotation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6">
            <text:p>6</text:p>
          </table:table-cell>
          <table:table-cell table:style-name="ce57" office:value-type="string">
            <text:p>DungNT</text:p>
          </table:table-cell>
          <table:table-cell table:style-name="ce70" table:formula="of:=SUM([.D8:.AH8])" office:value-type="float" office:value="1.5">
            <text:p>1.5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office:annotation draw:style-name="gr7" draw:text-style-name="P1" svg:width="1.1413in" svg:height="0.2634in" svg:x="12.9031in" svg:y="1.1248in" draw:caption-point-x="-0.2402in" draw:caption-point-y="0.598in">
              <dc:creator>Thuy</dc:creator>
              <dc:date>2015-01-27T00:00:00</dc:date>
              <text:p text:style-name="P1"><text:span text:style-name="T1">Xin nghỉ phép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7">
            <text:p>7</text:p>
          </table:table-cell>
          <table:table-cell table:style-name="ce57" office:value-type="string">
            <text:p>DuongDN</text:p>
          </table:table-cell>
          <table:table-cell table:style-name="ce70" table:formula="of:=SUM([.D9:.AH9])" office:value-type="float" office:value="0">
            <text:p>0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346in" svg:x="5.8835in" svg:y="1.3677in" draw:caption-point-x="-0.2402in" draw:caption-point-y="0.6031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73"/>
          <table:table-cell table:style-name="ce73" office:value-type="float" office:value="0">
            <office:annotation draw:style-name="gr2" draw:text-style-name="P1" svg:width="1.1413in" svg:height="0.5457in" svg:x="6.6224in" svg:y="1.3744in" draw:caption-point-x="-0.2402in" draw:caption-point-y="0.5965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4" draw:text-style-name="P1" svg:width="1.1413in" svg:height="0.3902in" svg:x="9.2087in" svg:y="1.3744in" draw:caption-point-x="-0.2402in" draw:caption-point-y="0.5965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4" draw:text-style-name="P1" svg:width="1.1413in" svg:height="0.3902in" svg:x="11.7949in" svg:y="1.3744in" draw:caption-point-x="-0.2402in" draw:caption-point-y="0.5965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8">
            <text:p>8</text:p>
          </table:table-cell>
          <table:table-cell table:style-name="ce57" office:value-type="string">
            <text:p>HaTH</text:p>
          </table:table-cell>
          <table:table-cell table:style-name="ce70" table:formula="of:=SUM([.D10:.AH10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9">
            <text:p>9</text:p>
          </table:table-cell>
          <table:table-cell table:style-name="ce57" office:value-type="string">
            <text:p>HangHT</text:p>
          </table:table-cell>
          <table:table-cell table:style-name="ce70" table:formula="of:=SUM([.D11:.AH11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0">
            <text:p>10</text:p>
          </table:table-cell>
          <table:table-cell table:style-name="ce57" office:value-type="string">
            <text:p>HienNV</text:p>
          </table:table-cell>
          <table:table-cell table:style-name="ce70" table:formula="of:=SUM([.D12:.AH12])" office:value-type="float" office:value="2">
            <text:p>2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1">
            <text:p>11</text:p>
          </table:table-cell>
          <table:table-cell table:style-name="ce57" office:value-type="string">
            <text:p>HiepNH</text:p>
          </table:table-cell>
          <table:table-cell table:style-name="ce70" table:formula="of:=SUM([.D13:.AH13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2">
            <text:p>12</text:p>
          </table:table-cell>
          <table:table-cell table:style-name="ce57" office:value-type="string">
            <text:p>HuongDT</text:p>
          </table:table-cell>
          <table:table-cell table:style-name="ce70" table:formula="of:=SUM([.D14:.AH14])" office:value-type="float" office:value="3.5">
            <text:p>3.5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office:annotation draw:style-name="gr2" draw:text-style-name="P1" svg:width="1.1413in" svg:height="0.5457in" svg:x="11.7949in" svg:y="2.6106in" draw:caption-point-x="-0.2402in" draw:caption-point-y="0.5984in">
              <dc:creator>Thuy</dc:creator>
              <dc:date>2015-01-27T00:00:00</dc:date>
              <text:p text:style-name="P1"><text:span text:style-name="T1">Học tiếng Nhật sáng</text:span></text:p>
              <text:p text:style-name="P1"><text:span text:style-name="T1"/></text:p>
            </office:annotation>
            <text:p>0.5</text:p>
          </table:table-cell>
          <table:table-cell table:style-name="ce73" office:value-type="float" office:value="0.5">
            <office:annotation draw:style-name="gr2" draw:text-style-name="P1" svg:width="1.1413in" svg:height="0.5457in" svg:x="12.1642in" svg:y="2.6106in" draw:caption-point-x="-0.2402in" draw:caption-point-y="0.5984in">
              <dc:creator>Thuy</dc:creator>
              <dc:date>2015-01-27T00:00:00</dc:date>
              <text:p text:style-name="P1"><text:span text:style-name="T1">Học tiếng Nhật sáng</text:span></text:p>
              <text:p text:style-name="P1"><text:span text:style-name="T1"/></text:p>
            </office:annotation>
            <text:p>0.5</text:p>
          </table:table-cell>
          <table:table-cell table:style-name="ce73" office:value-type="float" office:value="0.5">
            <office:annotation draw:style-name="gr4" draw:text-style-name="P1" svg:width="1.1413in" svg:height="0.3902in" svg:x="12.5335in" svg:y="2.611in" draw:caption-point-x="-0.2402in" draw:caption-point-y="0.598in">
              <dc:date>2015-01-28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73" office:value-type="float" office:value="0.5">
            <office:annotation draw:style-name="gr4" draw:text-style-name="P1" svg:width="1.1413in" svg:height="0.3902in" svg:x="12.9031in" svg:y="2.6122in" draw:caption-point-x="-0.2402in" draw:caption-point-y="0.5969in">
              <dc:date>2015-01-29T00:00:00</dc:date>
              <text:p text:style-name="P1"><text:span text:style-name="T1">Học tiếng nhật buổi sáng</text:span></text:p>
            </office:annotation>
            <text:p>0.5</text:p>
          </table:table-cell>
          <table:table-cell table:style-name="ce73" office:value-type="float" office:value="0.5">
            <office:annotation draw:style-name="gr4" draw:text-style-name="P1" svg:width="1.1413in" svg:height="0.3902in" svg:x="13.2724in" svg:y="2.6126in" draw:caption-point-x="-0.2402in" draw:caption-point-y="0.5965in">
              <dc:date>2015-01-30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3">
            <text:p>13</text:p>
          </table:table-cell>
          <table:table-cell table:style-name="ce57" office:value-type="string">
            <text:p>HuyNN</text:p>
          </table:table-cell>
          <table:table-cell table:style-name="ce70" table:formula="of:=SUM([.D15:.AH15])" office:value-type="float" office:value="1">
            <text:p>1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4.4059in" svg:y="2.848in" draw:caption-point-x="-0.2402in" draw:caption-point-y="0.6087in">
              <dc:date>2015-01-07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4">
            <text:p>14</text:p>
          </table:table-cell>
          <table:table-cell table:style-name="ce57" office:value-type="string">
            <text:p>KhoiNLD</text:p>
          </table:table-cell>
          <table:table-cell table:style-name="ce70" table:formula="of:=SUM([.D16:.AH16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5">
            <text:p>15</text:p>
          </table:table-cell>
          <table:table-cell table:style-name="ce57" office:value-type="string">
            <text:p>LinhPNT</text:p>
          </table:table-cell>
          <table:table-cell table:style-name="ce70" table:formula="of:=SUM([.D17:.AH17])" office:value-type="float" office:value="0">
            <text:p>0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6">
            <text:p>16</text:p>
          </table:table-cell>
          <table:table-cell table:style-name="ce57" office:value-type="string">
            <text:p>LongNH</text:p>
          </table:table-cell>
          <table:table-cell table:style-name="ce70" table:formula="of:=SUM([.D18:.AH18])" office:value-type="float" office:value="0.5">
            <text:p>0.5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0">
            <office:annotation draw:style-name="gr8" draw:text-style-name="P1" svg:width="1.1413in" svg:height="0.8567in" svg:x="5.8835in" svg:y="3.5929in" draw:caption-point-x="-0.2402in" draw:caption-point-y="0.6071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73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7">
            <text:p>17</text:p>
          </table:table-cell>
          <table:table-cell table:style-name="ce57" office:value-type="string">
            <text:p>LocNP</text:p>
          </table:table-cell>
          <table:table-cell table:style-name="ce70" table:formula="of:=SUM([.D19:.AH19])" office:value-type="float" office:value="0.5">
            <text:p>0.5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8">
            <text:p>18</text:p>
          </table:table-cell>
          <table:table-cell table:style-name="ce57" office:value-type="string">
            <text:p>LocNPQ</text:p>
          </table:table-cell>
          <table:table-cell table:style-name="ce70" table:formula="of:=SUM([.D20:.AH20])" office:value-type="float" office:value="2">
            <text:p>2</text:p>
          </table:table-cell>
          <table:table-cell table:style-name="ce73" table:number-columns-repeated="4"/>
          <table:table-cell table:style-name="ce73" office:value-type="float" office:value="1">
            <text:p>1</text:p>
          </table:table-cell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9">
            <text:p>19</text:p>
          </table:table-cell>
          <table:table-cell table:style-name="ce57" office:value-type="string">
            <text:p>MaiDTP</text:p>
          </table:table-cell>
          <table:table-cell table:style-name="ce70" table:formula="of:=SUM([.D21:.AH21])" office:value-type="float" office:value="7">
            <text:p>7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4.4059in" svg:y="4.3331in" draw:caption-point-x="-0.2402in" draw:caption-point-y="0.6098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5.1449in" svg:y="4.3346in" draw:caption-point-x="-0.2402in" draw:caption-point-y="0.6083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6.9921in" svg:y="4.3378in" draw:caption-point-x="-0.2402in" draw:caption-point-y="0.6051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7.7307in" svg:y="4.3394in" draw:caption-point-x="-0.2402in" draw:caption-point-y="0.6035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9.578in" svg:y="4.3417in" draw:caption-point-x="-0.2402in" draw:caption-point-y="0.6012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0.3169in" svg:y="4.3465in" draw:caption-point-x="-0.2402in" draw:caption-point-y="0.5965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12.1642in" svg:y="4.3465in" draw:caption-point-x="-0.2402in" draw:caption-point-y="0.5965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346in" svg:x="12.9031in" svg:y="4.3465in" draw:caption-point-x="-0.2402in" draw:caption-point-y="0.5965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0">
            <text:p>20</text:p>
          </table:table-cell>
          <table:table-cell table:style-name="ce57" office:value-type="string">
            <text:p>MinhHA</text:p>
          </table:table-cell>
          <table:table-cell table:style-name="ce70" table:formula="of:=SUM([.D22:.AH22])" office:value-type="float" office:value="1">
            <text:p>1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1">
            <text:p>21</text:p>
          </table:table-cell>
          <table:table-cell table:style-name="ce57" office:value-type="string">
            <text:p>NamTV</text:p>
          </table:table-cell>
          <table:table-cell table:style-name="ce70" table:formula="of:=SUM([.D23:.AH23])" office:value-type="float" office:value="1">
            <text:p>1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2">
            <text:p>22</text:p>
          </table:table-cell>
          <table:table-cell table:style-name="ce57" office:value-type="string">
            <text:p>NguyenHTT</text:p>
          </table:table-cell>
          <table:table-cell table:style-name="ce70" table:formula="of:=SUM([.D24:.AH24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3">
            <text:p>23</text:p>
          </table:table-cell>
          <table:table-cell table:style-name="ce57" office:value-type="string">
            <text:p>NhanNM</text:p>
          </table:table-cell>
          <table:table-cell table:style-name="ce70" table:formula="of:=SUM([.D25:.AH25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4">
            <text:p>24</text:p>
          </table:table-cell>
          <table:table-cell table:style-name="ce57" office:value-type="string">
            <text:p>NhanNV</text:p>
          </table:table-cell>
          <table:table-cell table:style-name="ce70" table:formula="of:=SUM([.D26:.AH26])" office:value-type="float" office:value="1">
            <text:p>1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5">
            <text:p>25</text:p>
          </table:table-cell>
          <table:table-cell table:style-name="ce57" office:value-type="string">
            <text:p>ThachBK</text:p>
          </table:table-cell>
          <table:table-cell table:style-name="ce70" table:formula="of:=SUM([.D27:.AH27])" office:value-type="float" office:value="3">
            <text:p>3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/>
          <table:table-cell table:style-name="ce73" office:value-type="float" office:value="1">
            <office:annotation draw:style-name="gr6" draw:text-style-name="P1" svg:width="1.1413in" svg:height="0.2346in" svg:x="6.6224in" svg:y="5.8232in" draw:caption-point-x="-0.2402in" draw:caption-point-y="0.6059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6">
            <text:p>26</text:p>
          </table:table-cell>
          <table:table-cell table:style-name="ce57" office:value-type="string">
            <text:p>ThaoTP</text:p>
          </table:table-cell>
          <table:table-cell table:style-name="ce70" table:formula="of:=SUM([.D28:.AH28])" office:value-type="float" office:value="2.5">
            <text:p>2.5</text:p>
          </table:table-cell>
          <table:table-cell table:style-name="ce73" table:number-columns-repeated="11"/>
          <table:table-cell table:style-name="ce73" office:value-type="float" office:value="0">
            <office:annotation draw:style-name="gr3" draw:text-style-name="P1" svg:width="1.1413in" svg:height="0.7012in" svg:x="6.6224in" svg:y="6.0728in" draw:caption-point-x="-0.2402in" draw:caption-point-y="0.6039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2" draw:text-style-name="P1" svg:width="1.1413in" svg:height="0.5457in" svg:x="12.1642in" svg:y="6.0783in" draw:caption-point-x="-0.2402in" draw:caption-point-y="0.5984in">
              <dc:creator>Thuy</dc:creator>
              <dc:date>2015-01-27T00:00:00</dc:date>
              <text:p text:style-name="P1"><text:span text:style-name="T1">Gặp thầy phản biện luận văn</text:span></text:p>
              <text:p text:style-name="P1"><text:span text:style-name="T1">Vào trễ (chìu) 30'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2.9031in" svg:y="6.0799in" draw:caption-point-x="-0.2402in" draw:caption-point-y="0.5969in">
              <dc:date>2015-01-29T00:00:00</dc:date>
              <text:p text:style-name="P1"><text:span text:style-name="T1">Bảo vệ luận văn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7">
            <text:p>27</text:p>
          </table:table-cell>
          <table:table-cell table:style-name="ce57" office:value-type="string">
            <text:p>ThamDT</text:p>
          </table:table-cell>
          <table:table-cell table:style-name="ce70" table:formula="of:=SUM([.D29:.AH29])" office:value-type="float" office:value="1">
            <text:p>1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7" draw:text-style-name="P1" svg:width="1.1413in" svg:height="0.2634in" svg:x="12.1642in" svg:y="6.326in" draw:caption-point-x="-0.2402in" draw:caption-point-y="0.5984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8">
            <text:p>28</text:p>
          </table:table-cell>
          <table:table-cell table:style-name="ce57" office:value-type="string">
            <text:p>ThieuNV</text:p>
          </table:table-cell>
          <table:table-cell table:style-name="ce70" table:formula="of:=SUM([.D30:.AH30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9">
            <text:p>29</text:p>
          </table:table-cell>
          <table:table-cell table:style-name="ce57" office:value-type="string">
            <text:p>ThuyLTT</text:p>
          </table:table-cell>
          <table:table-cell table:style-name="ce70" table:formula="of:=SUM([.D31:.AH31])" office:value-type="float" office:value="4">
            <text:p>4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4.4059in" svg:y="6.8106in" draw:caption-point-x="-0.2402in" draw:caption-point-y="0.609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346in" svg:x="4.7752in" svg:y="6.8106in" draw:caption-point-x="-0.2402in" draw:caption-point-y="0.609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0">
            <text:p>30</text:p>
          </table:table-cell>
          <table:table-cell table:style-name="ce57" office:value-type="string">
            <text:p>TienH</text:p>
          </table:table-cell>
          <table:table-cell table:style-name="ce70" table:formula="of:=SUM([.D32:.AH32])" office:value-type="float" office:value="0.5">
            <text:p>0.5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1">
            <text:p>31</text:p>
          </table:table-cell>
          <table:table-cell table:style-name="ce57" office:value-type="string">
            <text:p>VietBA</text:p>
          </table:table-cell>
          <table:table-cell table:style-name="ce70" table:formula="of:=SUM([.D33:.AH33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2">
            <text:p>32</text:p>
          </table:table-cell>
          <table:table-cell table:style-name="ce57" office:value-type="string">
            <text:p>VietTH</text:p>
          </table:table-cell>
          <table:table-cell table:style-name="ce70" table:formula="of:=SUM([.D34:.AH34])" office:value-type="float" office:value="4">
            <text:p>4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73" office:value-type="float" office:value="1">
            <office:annotation draw:style-name="gr6" draw:text-style-name="P1" svg:width="1.1413in" svg:height="0.2346in" svg:x="6.6224in" svg:y="7.5622in" draw:caption-point-x="-0.2402in" draw:caption-point-y="0.6004in">
              <dc:date>2015-01-21T00:00:00</dc:date>
              <text:p text:style-name="P1"><text:span text:style-name="T1">Đi đám tang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9.578in" svg:y="7.5622in" draw:caption-point-x="-0.2402in" draw:caption-point-y="0.6004in">
              <dc:date>2015-01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3.2724in" svg:y="7.5657in" draw:caption-point-x="-0.2402in" draw:caption-point-y="0.5969in">
              <dc:date>2015-01-28T00:00:00</dc:date>
              <text:p text:style-name="P1"><text:span text:style-name="T1">Đi đám tang</text:span></text:p>
            </office:annotation>
            <text:p>1</text:p>
          </table:table-cell>
          <table:table-cell table:style-name="ce73"/>
          <table:table-cell table:style-name="ce56" table:number-columns-repeated="955"/>
          <table:table-cell table:number-columns-repeated="20"/>
        </table:table-row>
        <table:table-row table:style-name="ro2" table:number-rows-repeated="65406">
          <table:table-cell table:style-name="ce56" table:number-columns-repeated="989"/>
          <table:table-cell table:number-columns-repeated="20"/>
        </table:table-row>
        <table:table-row table:style-name="ro2" table:number-rows-repeated="98313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69"/>
          <table:table-cell table:style-name="ce56" table:number-columns-repeated="2"/>
          <table:table-cell table:style-name="ce78" office:value-type="string" table:number-columns-spanned="28" table:number-rows-spanned="1">
            <text:p>December</text:p>
          </table:table-cell>
          <table:covered-table-cell table:number-columns-repeated="27" table:style-name="ce81"/>
          <table:table-cell table:style-name="ce76" table:number-columns-repeated="975"/>
        </table:table-row>
        <table:table-row table:style-name="ro6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7">
            <text:p>-7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-14">
            <text:p>-14</text:p>
          </table:table-cell>
          <table:table-cell table:style-name="ce79" office:value-type="float" office:value="-15">
            <text:p>-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-21">
            <text:p>-21</text:p>
          </table:table-cell>
          <table:table-cell table:style-name="ce79" office:value-type="float" office:value="-22">
            <text:p>-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-28">
            <text:p>-28</text:p>
          </table:table-cell>
          <table:table-cell table:style-name="ce76" table:number-columns-repeated="955"/>
          <table:table-cell table:number-columns-repeated="20"/>
        </table:table-row>
        <table:table-row table:style-name="ro6">
          <table:table-cell table:style-name="ce55" office:value-type="float" office:value="1">
            <text:p>1</text:p>
          </table:table-cell>
          <table:table-cell table:style-name="ce57" office:value-type="string">
            <text:p>AnBD</text:p>
          </table:table-cell>
          <table:table-cell table:style-name="ce77" table:formula="of:=SUM([.D3:.AE3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">
            <text:p>2</text:p>
          </table:table-cell>
          <table:table-cell table:style-name="ce57" office:value-type="string">
            <text:p>BinhNT</text:p>
          </table:table-cell>
          <table:table-cell table:style-name="ce77" table:formula="of:=SUM([.D4:.AE4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">
            <text:p>3</text:p>
          </table:table-cell>
          <table:table-cell table:style-name="ce57" office:value-type="string">
            <text:p>ChanhLH</text:p>
          </table:table-cell>
          <table:table-cell table:style-name="ce77" table:formula="of:=SUM([.D5:.AE5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4">
            <text:p>4</text:p>
          </table:table-cell>
          <table:table-cell table:style-name="ce57" office:value-type="string">
            <text:p>ChienTX</text:p>
          </table:table-cell>
          <table:table-cell table:style-name="ce77" table:formula="of:=SUM([.D6:.AE6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5">
            <text:p>5</text:p>
          </table:table-cell>
          <table:table-cell table:style-name="ce57" office:value-type="string">
            <text:p>CuongLT</text:p>
          </table:table-cell>
          <table:table-cell table:style-name="ce77" table:formula="of:=SUM([.D7:.AE7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6">
            <text:p>6</text:p>
          </table:table-cell>
          <table:table-cell table:style-name="ce57" office:value-type="string">
            <text:p>DungNT</text:p>
          </table:table-cell>
          <table:table-cell table:style-name="ce77" table:formula="of:=SUM([.D8:.AE8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7">
            <text:p>7</text:p>
          </table:table-cell>
          <table:table-cell table:style-name="ce57" office:value-type="string">
            <text:p>DuongDN</text:p>
          </table:table-cell>
          <table:table-cell table:style-name="ce77" table:formula="of:=SUM([.D9:.AE9])" office:value-type="float" office:value="0">
            <text:p>0</text:p>
          </table:table-cell>
          <table:table-cell table:style-name="ce80"/>
          <table:table-cell table:style-name="ce80" office:value-type="float" office:value="0">
            <office:annotation draw:style-name="gr4" draw:text-style-name="P1" svg:width="1.1413in" svg:height="0.3902in" svg:x="2.928in" svg:y="1.3736in" draw:caption-point-x="-0.2402in" draw:caption-point-y="0.5972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8">
            <text:p>8</text:p>
          </table:table-cell>
          <table:table-cell table:style-name="ce57" office:value-type="string">
            <text:p>HaTH</text:p>
          </table:table-cell>
          <table:table-cell table:style-name="ce77" table:formula="of:=SUM([.D10:.AE10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9">
            <text:p>9</text:p>
          </table:table-cell>
          <table:table-cell table:style-name="ce57" office:value-type="string">
            <text:p>HangHT</text:p>
          </table:table-cell>
          <table:table-cell table:style-name="ce77" table:formula="of:=SUM([.D11:.AE11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0">
            <text:p>10</text:p>
          </table:table-cell>
          <table:table-cell table:style-name="ce57" office:value-type="string">
            <text:p>HienNV</text:p>
          </table:table-cell>
          <table:table-cell table:style-name="ce77" table:formula="of:=SUM([.D12:.AE12])" office:value-type="float" office:value="0.5">
            <text:p>0.5</text:p>
          </table:table-cell>
          <table:table-cell table:style-name="ce80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4.0362in" svg:y="2.1169in" draw:caption-point-x="-0.2402in" draw:caption-point-y="0.5969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1">
            <text:p>11</text:p>
          </table:table-cell>
          <table:table-cell table:style-name="ce57" office:value-type="string">
            <text:p>HiepNH</text:p>
          </table:table-cell>
          <table:table-cell table:style-name="ce77" table:formula="of:=SUM([.D13:.AE13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2">
            <text:p>12</text:p>
          </table:table-cell>
          <table:table-cell table:style-name="ce57" office:value-type="string">
            <text:p>HuongDT</text:p>
          </table:table-cell>
          <table:table-cell table:style-name="ce77" table:formula="of:=SUM([.D14:.AE14])" office:value-type="float" office:value="2">
            <text:p>2</text:p>
          </table:table-cell>
          <table:table-cell table:style-name="ce80"/>
          <table:table-cell table:style-name="ce80" office:value-type="float" office:value="0.5">
            <office:annotation draw:style-name="gr4" draw:text-style-name="P1" svg:width="1.1413in" svg:height="0.3902in" svg:x="2.928in" svg:y="2.611in" draw:caption-point-x="-0.2402in" draw:caption-point-y="0.598in">
              <dc:date>2015-02-02T00:00:00</dc:date>
              <text:p text:style-name="P1"><text:span text:style-name="T1">Học tiếng Nhật buồi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3.2976in" svg:y="2.6122in" draw:caption-point-x="-0.2402in" draw:caption-point-y="0.5969in">
              <dc:date>2015-02-03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3.6669in" svg:y="2.6122in" draw:caption-point-x="-0.2402in" draw:caption-point-y="0.5969in">
              <dc:date>2015-02-05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4.0362in" svg:y="2.6122in" draw:caption-point-x="-0.2402in" draw:caption-point-y="0.5969in">
              <dc:date>2015-02-05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3">
            <text:p>13</text:p>
          </table:table-cell>
          <table:table-cell table:style-name="ce57" office:value-type="string">
            <text:p>HuyNN</text:p>
          </table:table-cell>
          <table:table-cell table:style-name="ce77" table:formula="of:=SUM([.D15:.AE15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4">
            <text:p>14</text:p>
          </table:table-cell>
          <table:table-cell table:style-name="ce57" office:value-type="string">
            <text:p>KhoiNLD</text:p>
          </table:table-cell>
          <table:table-cell table:style-name="ce77" table:formula="of:=SUM([.D16:.AE16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5">
            <text:p>15</text:p>
          </table:table-cell>
          <table:table-cell table:style-name="ce57" office:value-type="string">
            <text:p>LinhPNT</text:p>
          </table:table-cell>
          <table:table-cell table:style-name="ce77" table:formula="of:=SUM([.D17:.AE17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6">
            <text:p>16</text:p>
          </table:table-cell>
          <table:table-cell table:style-name="ce57" office:value-type="string">
            <text:p>LongNH</text:p>
          </table:table-cell>
          <table:table-cell table:style-name="ce77" table:formula="of:=SUM([.D18:.AE18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7">
            <text:p>17</text:p>
          </table:table-cell>
          <table:table-cell table:style-name="ce57" office:value-type="string">
            <text:p>LocNP</text:p>
          </table:table-cell>
          <table:table-cell table:style-name="ce77" table:formula="of:=SUM([.D19:.AE19])" office:value-type="float" office:value="0.5">
            <text:p>0.5</text:p>
          </table:table-cell>
          <table:table-cell table:style-name="ce80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4.0362in" svg:y="3.8508in" draw:caption-point-x="-0.2402in" draw:caption-point-y="0.5969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8">
            <text:p>18</text:p>
          </table:table-cell>
          <table:table-cell table:style-name="ce57" office:value-type="string">
            <text:p>LocNPQ</text:p>
          </table:table-cell>
          <table:table-cell table:style-name="ce77" table:formula="of:=SUM([.D20:.AE20])" office:value-type="float" office:value="1">
            <text:p>1</text:p>
          </table:table-cell>
          <table:table-cell table:style-name="ce80"/>
          <table:table-cell table:style-name="ce80" office:value-type="float" office:value="1">
            <office:annotation draw:style-name="gr4" draw:text-style-name="P1" svg:width="1.1413in" svg:height="0.3902in" svg:x="2.928in" svg:y="4.0984in" draw:caption-point-x="-0.2402in" draw:caption-point-y="0.5969in">
              <dc:date>2015-02-03T00:00:00</dc:date>
              <text:p text:style-name="P1"><text:span text:style-name="T1">Nghỉ có việc riêng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19">
            <text:p>19</text:p>
          </table:table-cell>
          <table:table-cell table:style-name="ce57" office:value-type="string">
            <text:p>MaiDTP</text:p>
          </table:table-cell>
          <table:table-cell table:style-name="ce77" table:formula="of:=SUM([.D21:.AE21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0">
            <text:p>20</text:p>
          </table:table-cell>
          <table:table-cell table:style-name="ce57" office:value-type="string">
            <text:p>MinhHA</text:p>
          </table:table-cell>
          <table:table-cell table:style-name="ce77" table:formula="of:=SUM([.D22:.AE22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1">
            <text:p>21</text:p>
          </table:table-cell>
          <table:table-cell table:style-name="ce57" office:value-type="string">
            <text:p>NamTV</text:p>
          </table:table-cell>
          <table:table-cell table:style-name="ce77" table:formula="of:=SUM([.D23:.AE23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2">
            <text:p>22</text:p>
          </table:table-cell>
          <table:table-cell table:style-name="ce57" office:value-type="string">
            <text:p>NguyenHTT</text:p>
          </table:table-cell>
          <table:table-cell table:style-name="ce77" table:formula="of:=SUM([.D24:.AE24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3">
            <text:p>23</text:p>
          </table:table-cell>
          <table:table-cell table:style-name="ce57" office:value-type="string">
            <text:p>NhanNM</text:p>
          </table:table-cell>
          <table:table-cell table:style-name="ce77" table:formula="of:=SUM([.D25:.AE25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4">
            <text:p>24</text:p>
          </table:table-cell>
          <table:table-cell table:style-name="ce57" office:value-type="string">
            <text:p>NhanNV</text:p>
          </table:table-cell>
          <table:table-cell table:style-name="ce77" table:formula="of:=SUM([.D26:.AE26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5">
            <text:p>25</text:p>
          </table:table-cell>
          <table:table-cell table:style-name="ce57" office:value-type="string">
            <text:p>ThachBK</text:p>
          </table:table-cell>
          <table:table-cell table:style-name="ce77" table:formula="of:=SUM([.D27:.AE27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6">
            <text:p>26</text:p>
          </table:table-cell>
          <table:table-cell table:style-name="ce57" office:value-type="string">
            <text:p>ThaoDTH</text:p>
          </table:table-cell>
          <table:table-cell table:style-name="ce77" table:formula="of:=SUM([.D28:.AE28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7">
            <text:p>27</text:p>
          </table:table-cell>
          <table:table-cell table:style-name="ce57" office:value-type="string">
            <text:p>ThaoTP</text:p>
          </table:table-cell>
          <table:table-cell table:style-name="ce77" table:formula="of:=SUM([.D29:.AE29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8">
            <text:p>28</text:p>
          </table:table-cell>
          <table:table-cell table:style-name="ce57" office:value-type="string">
            <text:p>ThamDT</text:p>
          </table:table-cell>
          <table:table-cell table:style-name="ce77" table:formula="of:=SUM([.D30:.AE30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29">
            <text:p>29</text:p>
          </table:table-cell>
          <table:table-cell table:style-name="ce57" office:value-type="string">
            <text:p>ThieuNV</text:p>
          </table:table-cell>
          <table:table-cell table:style-name="ce77" table:formula="of:=SUM([.D31:.AE31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0">
            <text:p>30</text:p>
          </table:table-cell>
          <table:table-cell table:style-name="ce57" office:value-type="string">
            <text:p>ThuyLTT</text:p>
          </table:table-cell>
          <table:table-cell table:style-name="ce77" table:formula="of:=SUM([.D32:.AE32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1">
            <text:p>31</text:p>
          </table:table-cell>
          <table:table-cell table:style-name="ce57" office:value-type="string">
            <text:p>TienH</text:p>
          </table:table-cell>
          <table:table-cell table:style-name="ce77" table:formula="of:=SUM([.D33:.AE33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2">
            <text:p>32</text:p>
          </table:table-cell>
          <table:table-cell table:style-name="ce57" office:value-type="string">
            <text:p>VietBA</text:p>
          </table:table-cell>
          <table:table-cell table:style-name="ce77" table:formula="of:=SUM([.D34:.AE34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55" office:value-type="float" office:value="33">
            <text:p>33</text:p>
          </table:table-cell>
          <table:table-cell table:style-name="ce57" office:value-type="string">
            <text:p>VietTH</text:p>
          </table:table-cell>
          <table:table-cell table:style-name="ce77" table:formula="of:=SUM([.D35:.AE35])" office:value-type="float" office:value="0">
            <text:p>0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table:number-columns-repeated="23"/>
          <table:table-cell table:style-name="ce56" table:number-columns-repeated="955"/>
          <table:table-cell table:number-columns-repeated="20"/>
        </table:table-row>
        <table:table-row table:style-name="ro2" table:number-rows-repeated="65406">
          <table:table-cell table:style-name="ce56" table:number-columns-repeated="986"/>
          <table:table-cell table:number-columns-repeated="20"/>
        </table:table-row>
        <table:table-row table:style-name="ro2" table:number-rows-repeated="983134">
          <table:table-cell table:number-columns-repeated="1006"/>
        </table:table-row>
        <table:table-row table:style-name="ro2">
          <table:table-cell table:number-columns-repeated="100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894</meta:editing-cycles>
    <meta:editing-duration>P4DT14H59M22S</meta:editing-duration>
    <meta:generator>OpenOffice/4.1.1$Win32 OpenOffice.org_project/411m6$Build-9775</meta:generator>
    <dc:date>2015-08-12T09:41:12.25</dc:date>
    <meta:document-statistic meta:table-count="5" meta:cell-count="1379" meta:object-count="0"/>
    <meta:user-defined meta:name="Info 1"/>
    <meta:user-defined meta:name="Info 2"/>
    <meta:user-defined meta:name="Info 3"/>
    <meta:user-defined meta:name="Info 4"/>
  </office:meta>
</office:document-meta>
</file>